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JNO Planets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Brigo</text:p>
          </table:table-cell>
          <table:table-cell office:value-type="string" calcext:value-type="string">
            <text:p>TT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Vulco</text:p>
          </table:table-cell>
          <table:table-cell office:value-type="string" calcext:value-type="string">
            <text:p>Sergeaa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Cylero</text:p>
          </table:table-cell>
          <table:table-cell office:value-type="string" calcext:value-type="string">
            <text:p>Tydos</text:p>
          </table:table-cell>
          <table:table-cell office:value-type="string" calcext:value-type="string">
            <text:p>Urados</text:p>
          </table:table-cell>
          <table:table-cell office:value-type="string" calcext:value-type="string">
            <text:p>Cladh</text:p>
          </table:table-cell>
          <table:table-cell office:value-type="string" calcext:value-type="string">
            <text:p>Phase Angles</text:p>
          </table:table-cell>
          <table:table-cell office:value-type="string" calcext:value-type="string">
            <text:p>From\To</text:p>
          </table:table-cell>
          <table:table-cell office:value-type="string" calcext:value-type="string">
            <text:p>Vulco</text:p>
          </table:table-cell>
          <table:table-cell office:value-type="string" calcext:value-type="string">
            <text:p>Sergeaa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Cylero</text:p>
          </table:table-cell>
          <table:table-cell office:value-type="string" calcext:value-type="string">
            <text:p>Tydos</text:p>
          </table:table-cell>
          <table:table-cell office:value-type="string" calcext:value-type="string">
            <text:p>Urados</text:p>
          </table:table-cell>
          <table:table-cell office:value-type="string" calcext:value-type="string">
            <text:p>Cladh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1274200" calcext:value-type="float">
            <text:p>12742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213000" calcext:value-type="float">
            <text:p>213000</text:p>
          </table:table-cell>
          <table:table-cell office:value-type="float" office:value="23180" calcext:value-type="float">
            <text:p>23180</text:p>
          </table:table-cell>
          <table:table-cell/>
          <table:table-cell table:style-name="ce3" office:value-type="float" office:value="0.00000000006674" calcext:value-type="float">
            <text:p>6.67E-11</text:p>
          </table:table-cell>
          <table:table-cell office:value-type="float" office:value="634672" calcext:value-type="float">
            <text:p>634672</text:p>
          </table:table-cell>
          <table:table-cell office:value-type="float" office:value="1036351" calcext:value-type="float">
            <text:p>1036351</text:p>
          </table:table-cell>
          <table:table-cell office:value-type="float" office:value="1274200" calcext:value-type="float">
            <text:p>1274200</text:p>
          </table:table-cell>
          <table:table-cell office:value-type="float" office:value="678000" calcext:value-type="float">
            <text:p>6780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5111800" calcext:value-type="float">
            <text:p>5111800</text:p>
          </table:table-cell>
          <table:table-cell office:value-type="float" office:value="666000" calcext:value-type="float">
            <text:p>666000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ulco</text:p>
          </table:table-cell>
          <table:table-cell/>
          <table:table-cell table:formula="of:=180-180*((0.5*([.$H9]+[.I9]))^1.5)/[.I9]^1.5" office:value-type="float" office:value="55.1435045471317" calcext:value-type="float">
            <text:p>55.1435045471317</text:p>
          </table:table-cell>
          <table:table-cell table:formula="of:=180-180*((0.5*([.$H9]+[.J9]))^1.5)/[.J9]^1.5" office:value-type="float" office:value="82.1851136130239" calcext:value-type="float">
            <text:p>82.1851136130239</text:p>
          </table:table-cell>
          <table:table-cell table:formula="of:=180-180*((0.5*([.$H9]+[.K9]))^1.5)/[.K9]^1.5" office:value-type="float" office:value="95.3959097435964" calcext:value-type="float">
            <text:p>95.3959097435964</text:p>
          </table:table-cell>
          <table:table-cell table:formula="of:=180-180*((0.5*([.$H9]+[.L9]))^1.5)/[.L9]^1.5" office:value-type="float" office:value="110.222178229444" calcext:value-type="float">
            <text:p>110.222178229444</text:p>
          </table:table-cell>
          <table:table-cell table:formula="of:=180-180*((0.5*([.$H9]+[.M9]))^1.5)/[.M9]^1.5" office:value-type="float" office:value="114.705022469349" calcext:value-type="float">
            <text:p>114.705022469349</text:p>
          </table:table-cell>
          <table:table-cell table:formula="of:=180-180*((0.5*([.$H9]+[.N9]))^1.5)/[.N9]^1.5" office:value-type="float" office:value="116.289222746387" calcext:value-type="float">
            <text:p>116.289222746387</text:p>
          </table:table-cell>
        </table:table-row>
        <table:table-row table:style-name="ro1">
          <table:table-cell office:value-type="string" calcext:value-type="string">
            <text:p>Surface Gravity</text:p>
          </table:table-cell>
          <table:table-cell office:value-type="float" office:value="9.798" calcext:value-type="float">
            <text:p>9.798</text:p>
          </table:table-cell>
          <table:table-cell office:value-type="float" office:value="1.62" calcext:value-type="float">
            <text:p>1.62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.798" calcext:value-type="float">
            <text:p>9.798</text:p>
          </table:table-cell>
          <table:table-cell office:value-type="float" office:value="3.72" calcext:value-type="float">
            <text:p>3.72</text:p>
          </table:table-cell>
          <table:table-cell office:value-type="float" office:value="24.79" calcext:value-type="float">
            <text:p>24.79</text:p>
          </table:table-cell>
          <table:table-cell office:value-type="float" office:value="9" calcext:value-type="float">
            <text:p>9</text:p>
          </table:table-cell>
          <table:table-cell office:value-type="float" office:value="6.66" calcext:value-type="float">
            <text:p>6.66</text:p>
          </table:table-cell>
          <table:table-cell/>
          <table:table-cell office:value-type="string" calcext:value-type="string">
            <text:p>Sergeaa</text:p>
          </table:table-cell>
          <table:table-cell table:formula="of:=180-180*((0.5*([.$I9]+[.H9]))^1.5)/[.H9]^1.5" office:value-type="float" office:value="-112.290776788736" calcext:value-type="float">
            <text:p>-112.290776788736</text:p>
          </table:table-cell>
          <table:table-cell/>
          <table:table-cell table:formula="of:=180-180*((0.5*([.$I9]+[.J9]))^1.5)/[.J9]^1.5" office:value-type="float" office:value="53.002895207895" calcext:value-type="float">
            <text:p>53.002895207895</text:p>
          </table:table-cell>
          <table:table-cell table:formula="of:=180-180*((0.5*([.$I9]+[.K9]))^1.5)/[.K9]^1.5" office:value-type="float" office:value="78.1118041225713" calcext:value-type="float">
            <text:p>78.1118041225713</text:p>
          </table:table-cell>
          <table:table-cell table:formula="of:=180-180*((0.5*([.$I9]+[.L9]))^1.5)/[.L9]^1.5" office:value-type="float" office:value="105.413184816947" calcext:value-type="float">
            <text:p>105.413184816947</text:p>
          </table:table-cell>
          <table:table-cell table:formula="of:=180-180*((0.5*([.$I9]+[.M9]))^1.5)/[.M9]^1.5" office:value-type="float" office:value="113.432365896649" calcext:value-type="float">
            <text:p>113.432365896649</text:p>
          </table:table-cell>
          <table:table-cell table:formula="of:=180-180*((0.5*([.$I9]+[.N9]))^1.5)/[.N9]^1.5" office:value-type="float" office:value="116.234899622135" calcext:value-type="float">
            <text:p>116.234899622135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table:formula="of:=[.B3]*[.B2]^2" office:value-type="float" office:value="15907892100720" calcext:value-type="float">
            <text:p>15907892100720</text:p>
          </table:table-cell>
          <table:table-cell table:formula="of:=[.C3]*[.C2]^2" office:value-type="float" office:value="198450000000" calcext:value-type="float">
            <text:p>198450000000</text:p>
          </table:table-cell>
          <table:table-cell table:formula="of:=[.D3]*[.D2]^2" office:value-type="float" office:value="72590400000" calcext:value-type="float">
            <text:p>72590400000</text:p>
          </table:table-cell>
          <table:table-cell table:formula="of:=[.E3]*[.E2]^2" office:value-type="float" office:value="214924960" calcext:value-type="float">
            <text:p>214924960</text:p>
          </table:table-cell>
          <table:table-cell table:number-columns-repeated="2"/>
          <table:table-cell table:formula="of:=[.H3]*[.H2]^2" office:value-type="float" office:value="2416851285504" calcext:value-type="float">
            <text:p>2416851285504</text:p>
          </table:table-cell>
          <table:table-cell table:formula="of:=[.I3]*[.I2]^2" office:value-type="float" office:value="8592187161608" calcext:value-type="float">
            <text:p>8592187161608</text:p>
          </table:table-cell>
          <table:table-cell table:formula="of:=[.J3]*[.J2]^2" office:value-type="float" office:value="15907892100720" calcext:value-type="float">
            <text:p>15907892100720</text:p>
          </table:table-cell>
          <table:table-cell table:formula="of:=[.K3]*[.K2]^2" office:value-type="float" office:value="1710024480000" calcext:value-type="float">
            <text:p>1710024480000</text:p>
          </table:table-cell>
          <table:table-cell table:formula="of:=[.L3]*[.L2]^2" office:value-type="float" office:value="4858840000000000" calcext:value-type="float">
            <text:p>4858840000000000</text:p>
          </table:table-cell>
          <table:table-cell table:formula="of:=[.M3]*[.M2]^2" office:value-type="float" office:value="235174493160000" calcext:value-type="float">
            <text:p>235174493160000</text:p>
          </table:table-cell>
          <table:table-cell table:formula="of:=[.N3]*[.N2]^2" office:value-type="float" office:value="2954082960000" calcext:value-type="float">
            <text:p>2954082960000</text:p>
          </table:table-cell>
          <table:table-cell/>
          <table:table-cell office:value-type="string" calcext:value-type="string">
            <text:p>Droo</text:p>
          </table:table-cell>
          <table:table-cell table:formula="of:=180-180*((0.5*([.$J9]+[.H9]))^1.5)/[.H9]^1.5" office:value-type="float" office:value="-331.698817889319" calcext:value-type="float">
            <text:p>-331.698817889319</text:p>
          </table:table-cell>
          <table:table-cell table:formula="of:=180-180*((0.5*([.$J9]+[.I9]))^1.5)/[.I9]^1.5" office:value-type="float" office:value="-103.791450917856" calcext:value-type="float">
            <text:p>-103.791450917856</text:p>
          </table:table-cell>
          <table:table-cell/>
          <table:table-cell table:formula="of:=180-180*((0.5*([.$J9]+[.K9]))^1.5)/[.K9]^1.5" office:value-type="float" office:value="47.567937894831" calcext:value-type="float">
            <text:p>47.567937894831</text:p>
          </table:table-cell>
          <table:table-cell table:formula="of:=180-180*((0.5*([.$J9]+[.L9]))^1.5)/[.L9]^1.5" office:value-type="float" office:value="97.3052513671967" calcext:value-type="float">
            <text:p>97.3052513671967</text:p>
          </table:table-cell>
          <table:table-cell table:formula="of:=180-180*((0.5*([.$J9]+[.M9]))^1.5)/[.M9]^1.5" office:value-type="float" office:value="111.329236104066" calcext:value-type="float">
            <text:p>111.329236104066</text:p>
          </table:table-cell>
          <table:table-cell table:formula="of:=180-180*((0.5*([.$J9]+[.N9]))^1.5)/[.N9]^1.5" office:value-type="float" office:value="116.145846808433" calcext:value-type="float">
            <text:p>116.145846808433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table:formula="of:=[.B4]/[.$G$2]" office:value-type="float" office:value="2.38356189702128E+023" calcext:value-type="float">
            <text:p>2.38356189702128E+023</text:p>
          </table:table-cell>
          <table:table-cell table:formula="of:=[.C4]/[.$G$2]" office:value-type="float" office:value="2.9734791729098E+021" calcext:value-type="float">
            <text:p>2.9734791729098E+021</text:p>
          </table:table-cell>
          <table:table-cell table:formula="of:=[.D4]/[.$G$2]" office:value-type="float" office:value="1.08765957446809E+021" calcext:value-type="float">
            <text:p>1.08765957446809E+021</text:p>
          </table:table-cell>
          <table:table-cell table:formula="of:=[.E4]/[.$G$2]" office:value-type="float" office:value="3.22033203476176E+018" calcext:value-type="float">
            <text:p>3.22033203476176E+018</text:p>
          </table:table-cell>
          <table:table-cell table:number-columns-repeated="2"/>
          <table:table-cell table:formula="of:=[.H4]/[.$G$2]" office:value-type="float" office:value="3.62129350540006E+022" calcext:value-type="float">
            <text:p>3.62129350540006E+022</text:p>
          </table:table-cell>
          <table:table-cell table:formula="of:=[.I4]/[.$G$2]" office:value-type="float" office:value="1.28741192112796E+023" calcext:value-type="float">
            <text:p>1.28741192112796E+023</text:p>
          </table:table-cell>
          <table:table-cell table:formula="of:=[.J4]/[.$G$2]" office:value-type="float" office:value="2.38356189702128E+023" calcext:value-type="float">
            <text:p>2.38356189702128E+023</text:p>
          </table:table-cell>
          <table:table-cell table:formula="of:=[.K4]/[.$G$2]" office:value-type="float" office:value="2.56221827989212E+022" calcext:value-type="float">
            <text:p>2.56221827989212E+022</text:p>
          </table:table-cell>
          <table:table-cell table:formula="of:=[.L4]/[.$G$2]" office:value-type="float" office:value="7.28025172310459E+025" calcext:value-type="float">
            <text:p>7.28025172310459E+025</text:p>
          </table:table-cell>
          <table:table-cell table:formula="of:=[.M4]/[.$G$2]" office:value-type="float" office:value="3.52374128198981E+024" calcext:value-type="float">
            <text:p>3.52374128198981E+024</text:p>
          </table:table-cell>
          <table:table-cell table:formula="of:=[.N4]/[.$G$2]" office:value-type="float" office:value="4.42625555888523E+022" calcext:value-type="float">
            <text:p>4.42625555888523E+022</text:p>
          </table:table-cell>
          <table:table-cell/>
          <table:table-cell office:value-type="string" calcext:value-type="string">
            <text:p>Cylero</text:p>
          </table:table-cell>
          <table:table-cell table:formula="of:=180-180*((0.5*([.$K9]+[.H9]))^1.5)/[.H9]^1.5" office:value-type="float" office:value="-705.178413470749" calcext:value-type="float">
            <text:p>-705.178413470749</text:p>
          </table:table-cell>
          <table:table-cell table:formula="of:=180-180*((0.5*([.$K9]+[.I9]))^1.5)/[.I9]^1.5" office:value-type="float" office:value="-275.364694917606" calcext:value-type="float">
            <text:p>-275.364694917606</text:p>
          </table:table-cell>
          <table:table-cell table:formula="of:=180-180*((0.5*([.$K9]+[.J9]))^1.5)/[.J9]^1.5" office:value-type="float" office:value="-84.8641242110692" calcext:value-type="float">
            <text:p>-84.8641242110692</text:p>
          </table:table-cell>
          <table:table-cell/>
          <table:table-cell table:formula="of:=180-180*((0.5*([.$K9]+[.L9]))^1.5)/[.L9]^1.5" office:value-type="float" office:value="85.3608450640162" calcext:value-type="float">
            <text:p>85.3608450640162</text:p>
          </table:table-cell>
          <table:table-cell table:formula="of:=180-180*((0.5*([.$K9]+[.M9]))^1.5)/[.M9]^1.5" office:value-type="float" office:value="108.314984765951" calcext:value-type="float">
            <text:p>108.314984765951</text:p>
          </table:table-cell>
          <table:table-cell table:formula="of:=180-180*((0.5*([.$K9]+[.N9]))^1.5)/[.N9]^1.5" office:value-type="float" office:value="116.019711925706" calcext:value-type="float">
            <text:p>116.019711925706</text:p>
          </table:table-cell>
        </table:table-row>
        <table:table-row table:style-name="ro1">
          <table:table-cell office:value-type="string" calcext:value-type="string">
            <text:p>AngularVelocity</text:p>
          </table:table-cell>
          <table:table-cell office:value-type="float" office:value="0.000124666375142452" calcext:value-type="float">
            <text:p>0.000124666375142452</text:p>
          </table:table-cell>
          <table:table-cell table:style-name="ce3" office:value-type="float" office:value="0.0000167125131454949" calcext:value-type="float">
            <text:p>1.67E-05</text:p>
          </table:table-cell>
          <table:table-cell table:style-name="ce3" office:value-type="float" office:value="0.0000668500525822681" calcext:value-type="float">
            <text:p>6.69E-05</text:p>
          </table:table-cell>
          <table:table-cell office:value-type="float" office:value="0.000581776417331443" calcext:value-type="float">
            <text:p>0.000581776417331443</text:p>
          </table:table-cell>
          <table:table-cell table:number-columns-repeated="2"/>
          <table:table-cell table:style-name="ce3" office:value-type="float" office:value="0.00000658306959803628" calcext:value-type="float">
            <text:p>6.58E-06</text:p>
          </table:table-cell>
          <table:table-cell table:style-name="ce3" office:value-type="float" office:value="0.00000174532925199433" calcext:value-type="float">
            <text:p>1.75E-06</text:p>
          </table:table-cell>
          <table:table-cell table:number-columns-repeated="2" office:value-type="float" office:value="0.000124666375142452" calcext:value-type="float">
            <text:p>0.000124666375142452</text:p>
          </table:table-cell>
          <table:table-cell table:style-name="ce3" office:value-type="float" office:value="0.0000124666375142452" calcext:value-type="float">
            <text:p>1.25E-0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658306959803628" calcext:value-type="float">
            <text:p>-6.58E-06</text:p>
          </table:table-cell>
          <table:table-cell/>
          <table:table-cell office:value-type="string" calcext:value-type="string">
            <text:p>Tydos</text:p>
          </table:table-cell>
          <table:table-cell table:formula="of:=180-180*((0.5*([.$L9]+[.H9]))^1.5)/[.H9]^1.5" office:value-type="float" office:value="-4200.34293965927" calcext:value-type="float">
            <text:p>-4200.34293965927</text:p>
          </table:table-cell>
          <table:table-cell table:formula="of:=180-180*((0.5*([.$L9]+[.I9]))^1.5)/[.I9]^1.5" office:value-type="float" office:value="-1820.08658793899" calcext:value-type="float">
            <text:p>-1820.08658793899</text:p>
          </table:table-cell>
          <table:table-cell table:formula="of:=180-180*((0.5*([.$L9]+[.J9]))^1.5)/[.J9]^1.5" office:value-type="float" office:value="-812.336983593966" calcext:value-type="float">
            <text:p>-812.336983593966</text:p>
          </table:table-cell>
          <table:table-cell table:formula="of:=180-180*((0.5*([.$L9]+[.K9]))^1.5)/[.K9]^1.5" office:value-type="float" office:value="-387.834929614522" calcext:value-type="float">
            <text:p>-387.834929614522</text:p>
          </table:table-cell>
          <table:table-cell/>
          <table:table-cell table:formula="of:=180-180*((0.5*([.$L9]+[.M9]))^1.5)/[.M9]^1.5" office:value-type="float" office:value="88.6237420794867" calcext:value-type="float">
            <text:p>88.6237420794867</text:p>
          </table:table-cell>
          <table:table-cell table:formula="of:=180-180*((0.5*([.$L9]+[.N9]))^1.5)/[.N9]^1.5" office:value-type="float" office:value="115.233196171087" calcext:value-type="float">
            <text:p>115.233196171087</text:p>
          </table:table-cell>
        </table:table-row>
        <table:table-row table:style-name="ro1">
          <table:table-cell office:value-type="string" calcext:value-type="string">
            <text:p>Sidereal Period (s)</text:p>
          </table:table-cell>
          <table:table-cell table:formula="of:=2*PI()/[.B6]" office:value-type="float" office:value="50400.0000000001" calcext:value-type="float">
            <text:p>50400.0000000001</text:p>
          </table:table-cell>
          <table:table-cell table:formula="of:=2*PI()/[.C6]" office:value-type="float" office:value="375956.940316502" calcext:value-type="float">
            <text:p>375956.940316502</text:p>
          </table:table-cell>
          <table:table-cell table:formula="of:=2*PI()/[.D6]" office:value-type="float" office:value="93989.23507872" calcext:value-type="float">
            <text:p>93989.23507872</text:p>
          </table:table-cell>
          <table:table-cell table:formula="of:=2*PI()/[.E6]" office:value-type="float" office:value="10800" calcext:value-type="float">
            <text:p>10800</text:p>
          </table:table-cell>
          <table:table-cell table:number-columns-repeated="2"/>
          <table:table-cell table:formula="of:=2*PI()/[.H6]" office:value-type="float" office:value="954446.130883054" calcext:value-type="float">
            <text:p>954446.130883054</text:p>
          </table:table-cell>
          <table:table-cell table:formula="of:=2*PI()/[.I6]" office:value-type="float" office:value="3600000" calcext:value-type="float">
            <text:p>3600000</text:p>
          </table:table-cell>
          <table:table-cell table:formula="of:=2*PI()/[.J6]" office:value-type="float" office:value="50400.0000000001" calcext:value-type="float">
            <text:p>50400.0000000001</text:p>
          </table:table-cell>
          <table:table-cell table:formula="of:=2*PI()/[.K6]" office:value-type="float" office:value="50400.0000000001" calcext:value-type="float">
            <text:p>50400.0000000001</text:p>
          </table:table-cell>
          <table:table-cell table:formula="of:=2*PI()/[.L6]" office:value-type="float" office:value="504000" calcext:value-type="float">
            <text:p>504000</text:p>
          </table:table-cell>
          <table:table-cell office:value-type="string" calcext:value-type="string">
            <text:p>n/a</text:p>
          </table:table-cell>
          <table:table-cell table:formula="of:=2*PI()/[.N6]" office:value-type="float" office:value="-954446.130883054" calcext:value-type="float">
            <text:p>-954446.130883054</text:p>
          </table:table-cell>
          <table:table-cell/>
          <table:table-cell office:value-type="string" calcext:value-type="string">
            <text:p>Urados</text:p>
          </table:table-cell>
          <table:table-cell table:formula="of:=180-180*((0.5*([.$M9]+[.H9]))^1.5)/[.H9]^1.5" office:value-type="float" office:value="-28598.2522353515" calcext:value-type="float">
            <text:p>-28598.2522353515</text:p>
          </table:table-cell>
          <table:table-cell table:formula="of:=180-180*((0.5*([.$M9]+[.I9]))^1.5)/[.I9]^1.5" office:value-type="float" office:value="-12352.6753332827" calcext:value-type="float">
            <text:p>-12352.6753332827</text:p>
          </table:table-cell>
          <table:table-cell table:formula="of:=180-180*((0.5*([.$M9]+[.J9]))^1.5)/[.J9]^1.5" office:value-type="float" office:value="-5605.58205847708" calcext:value-type="float">
            <text:p>-5605.58205847708</text:p>
          </table:table-cell>
          <table:table-cell table:formula="of:=180-180*((0.5*([.$M9]+[.K9]))^1.5)/[.K9]^1.5" office:value-type="float" office:value="-2839.76790754167" calcext:value-type="float">
            <text:p>-2839.76790754167</text:p>
          </table:table-cell>
          <table:table-cell table:formula="of:=180-180*((0.5*([.$M9]+[.L9]))^1.5)/[.L9]^1.5" office:value-type="float" office:value="-461.545261770937" calcext:value-type="float">
            <text:p>-461.545261770937</text:p>
          </table:table-cell>
          <table:table-cell/>
          <table:table-cell table:formula="of:=180-180*((0.5*([.$M9]+[.N9]))^1.5)/[.N9]^1.5" office:value-type="float" office:value="112.195378117525" calcext:value-type="float">
            <text:p>112.195378117525</text:p>
          </table:table-cell>
        </table:table-row>
        <table:table-row table:style-name="ro1">
          <table:table-cell office:value-type="string" calcext:value-type="string">
            <text:p>Sidereal Period (h)</text:p>
          </table:table-cell>
          <table:table-cell table:formula="of:=[.B7]/3600" office:value-type="float" office:value="14" calcext:value-type="float">
            <text:p>14</text:p>
          </table:table-cell>
          <table:table-cell table:formula="of:=[.C7]/3600" office:value-type="float" office:value="104.432483421251" calcext:value-type="float">
            <text:p>104.432483421251</text:p>
          </table:table-cell>
          <table:table-cell table:formula="of:=[.D7]/3600" office:value-type="float" office:value="26.1081208552" calcext:value-type="float">
            <text:p>26.1081208552</text:p>
          </table:table-cell>
          <table:table-cell table:formula="of:=[.E7]/3600" office:value-type="float" office:value="3" calcext:value-type="float">
            <text:p>3</text:p>
          </table:table-cell>
          <table:table-cell table:number-columns-repeated="2"/>
          <table:table-cell table:formula="of:=[.H7]/3600" office:value-type="float" office:value="265.123925245293" calcext:value-type="float">
            <text:p>265.123925245293</text:p>
          </table:table-cell>
          <table:table-cell table:formula="of:=[.I7]/3600" office:value-type="float" office:value="1000" calcext:value-type="float">
            <text:p>1000</text:p>
          </table:table-cell>
          <table:table-cell table:formula="of:=[.J7]/3600" office:value-type="float" office:value="14" calcext:value-type="float">
            <text:p>14</text:p>
          </table:table-cell>
          <table:table-cell table:formula="of:=[.K7]/3600" office:value-type="float" office:value="14" calcext:value-type="float">
            <text:p>14</text:p>
          </table:table-cell>
          <table:table-cell table:formula="of:=[.L7]/3600" office:value-type="float" office:value="140" calcext:value-type="float">
            <text:p>140</text:p>
          </table:table-cell>
          <table:table-cell office:value-type="string" calcext:value-type="string">
            <text:p>n/a</text:p>
          </table:table-cell>
          <table:table-cell table:formula="of:=[.N7]/3600" office:value-type="float" office:value="-265.123925245293" calcext:value-type="float">
            <text:p>-265.123925245293</text:p>
          </table:table-cell>
          <table:table-cell/>
          <table:table-cell office:value-type="string" calcext:value-type="string">
            <text:p>Cladh</text:p>
          </table:table-cell>
          <table:table-cell table:formula="of:=180-180*((0.5*([.$N9]+[.H9]))^1.5)/[.H9]^1.5" office:value-type="float" office:value="-3130545.02489093" calcext:value-type="float">
            <text:p>-3130545.02489093</text:p>
          </table:table-cell>
          <table:table-cell table:formula="of:=180-180*((0.5*([.$N9]+[.I9]))^1.5)/[.I9]^1.5" office:value-type="float" office:value="-1338297.57169812" calcext:value-type="float">
            <text:p>-1338297.57169812</text:p>
          </table:table-cell>
          <table:table-cell table:formula="of:=180-180*((0.5*([.$N9]+[.J9]))^1.5)/[.J9]^1.5" office:value-type="float" office:value="-599627.251991814" calcext:value-type="float">
            <text:p>-599627.251991814</text:p>
          </table:table-cell>
          <table:table-cell table:formula="of:=180-180*((0.5*([.$N9]+[.K9]))^1.5)/[.K9]^1.5" office:value-type="float" office:value="-300316.043352506" calcext:value-type="float">
            <text:p>-300316.043352506</text:p>
          </table:table-cell>
          <table:table-cell table:formula="of:=180-180*((0.5*([.$N9]+[.L9]))^1.5)/[.L9]^1.5" office:value-type="float" office:value="-50518.3449564551" calcext:value-type="float">
            <text:p>-50518.3449564551</text:p>
          </table:table-cell>
          <table:table-cell table:formula="of:=180-180*((0.5*([.$N9]+[.M9]))^1.5)/[.M9]^1.5" office:value-type="float" office:value="-7379.73691145571" calcext:value-type="float">
            <text:p>-7379.73691145571</text:p>
          </table:table-cell>
          <table:table-cell/>
        </table:table-row>
        <table:table-row table:style-name="ro1">
          <table:table-cell office:value-type="string" calcext:value-type="string">
            <text:p>SMA</text:p>
          </table:table-cell>
          <table:table-cell office:value-type="float" office:value="14959802300" calcext:value-type="float">
            <text:p>14959802300</text:p>
          </table:table-cell>
          <table:table-cell office:value-type="float" office:value="38474800" calcext:value-type="float">
            <text:p>38474800</text:p>
          </table:table-cell>
          <table:table-cell office:value-type="float" office:value="24237605.2052" calcext:value-type="float">
            <text:p>24237605.2052</text:p>
          </table:table-cell>
          <table:table-cell office:value-type="float" office:value="65594427" calcext:value-type="float">
            <text:p>65594427</text:p>
          </table:table-cell>
          <table:table-cell table:number-columns-repeated="2"/>
          <table:table-cell office:value-type="float" office:value="4964241280" calcext:value-type="float">
            <text:p>4964241280</text:p>
          </table:table-cell>
          <table:table-cell office:value-type="float" office:value="8752300000" calcext:value-type="float">
            <text:p>8752300000</text:p>
          </table:table-cell>
          <table:table-cell office:value-type="float" office:value="14959802300" calcext:value-type="float">
            <text:p>14959802300</text:p>
          </table:table-cell>
          <table:table-cell office:value-type="float" office:value="23747205908.3" calcext:value-type="float">
            <text:p>23747205908.3</text:p>
          </table:table-cell>
          <table:table-cell office:value-type="float" office:value="78411546273.6001" calcext:value-type="float">
            <text:p>78411546273.6001</text:p>
          </table:table-cell>
          <table:table-cell office:value-type="float" office:value="287503171800" calcext:value-type="float">
            <text:p>287503171800</text:p>
          </table:table-cell>
          <table:table-cell office:value-type="float" office:value="6660000000000" calcext:value-type="float">
            <text:p>666000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cc</text:p>
          </table:table-cell>
          <table:table-cell/>
          <table:table-cell office:value-type="float" office:value="0.055" calcext:value-type="float">
            <text:p>0.055</text:p>
          </table:table-cell>
          <table:table-cell table:style-name="ce3" office:value-type="float" office:value="0.00001" calcext:value-type="float">
            <text:p>1.00E-05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number-columns-repeated="2" table:style-name="ce3" office:value-type="float" office:value="0.00001" calcext:value-type="float">
            <text:p>1.00E-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950000000000024" calcext:value-type="float">
            <text:p>0.0950000000000024</text:p>
          </table:table-cell>
          <table:table-cell office:value-type="float" office:value="0.0500000000000002" calcext:value-type="float">
            <text:p>0.0500000000000002</text:p>
          </table:table-cell>
          <table:table-cell office:value-type="float" office:value="0.05" calcext:value-type="float">
            <text:p>0.05</text:p>
          </table:table-cell>
          <table:table-cell office:value-type="float" office:value="0.666" calcext:value-type="float">
            <text:p>0.6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c</text:p>
          </table:table-cell>
          <table:table-cell/>
          <table:table-cell table:formula="of:=0.03" office:value-type="float" office:value="0.03" calcext:value-type="float">
            <text:p>0.03</text:p>
          </table:table-cell>
          <table:table-cell table:style-name="ce3" office:value-type="float" office:value="0.00001" calcext:value-type="float">
            <text:p>1.00E-05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table:number-columns-repeated="3" table:style-name="ce3" office:value-type="float" office:value="0.00001" calcext:value-type="float">
            <text:p>1.00E-05</text:p>
          </table:table-cell>
          <table:table-cell table:style-name="ce3" office:value-type="float" office:value="0.00000999998931150756" calcext:value-type="float">
            <text:p>1.00E-05</text:p>
          </table:table-cell>
          <table:table-cell office:value-type="float" office:value="0.0199999999999956" calcext:value-type="float">
            <text:p>0.0199999999999956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666" calcext:value-type="float">
            <text:p>0.06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gument of Periapsis (radians)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5" calcext:value-type="float">
            <text:p>5.00E+00</text:p>
          </table:table-cell>
          <table:table-cell office:value-type="float" office:value="4.49999999999999" calcext:value-type="float">
            <text:p>4.49999999999999</text:p>
          </table:table-cell>
          <table:table-cell office:value-type="float" office:value="4.74999999999999" calcext:value-type="float">
            <text:p>4.74999999999999</text:p>
          </table:table-cell>
          <table:table-cell office:value-type="float" office:value="1.7" calcext:value-type="float">
            <text:p>1.7</text:p>
          </table:table-cell>
          <table:table-cell office:value-type="float" office:value="0.666" calcext:value-type="float">
            <text:p>0.6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AN (radians)</text:p>
          </table:table-cell>
          <table:table-cell table:number-columns-repeated="6"/>
          <table:table-cell office:value-type="float" office:value="3.14159265359" calcext:value-type="float">
            <text:p>3.14159265359</text:p>
          </table:table-cell>
          <table:table-cell office:value-type="float" office:value="3.1" calcext:value-type="float">
            <text:p>3.1</text:p>
          </table:table-cell>
          <table:table-cell office:value-type="float" office:value="2.85" calcext:value-type="float">
            <text:p>2.85</text:p>
          </table:table-cell>
          <table:table-cell office:value-type="float" office:value="0.85" calcext:value-type="float">
            <text:p>0.85</text:p>
          </table:table-cell>
          <table:table-cell office:value-type="float" office:value="1.75" calcext:value-type="float">
            <text:p>1.75</text:p>
          </table:table-cell>
          <table:table-cell office:value-type="float" office:value="1.3" calcext:value-type="float">
            <text:p>1.3</text:p>
          </table:table-cell>
          <table:table-cell office:value-type="float" office:value="0.666" calcext:value-type="float">
            <text:p>0.6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e Anomaly (radians)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5.725" calcext:value-type="float">
            <text:p>5.725</text:p>
          </table:table-cell>
          <table:table-cell office:value-type="float" office:value="3.4" calcext:value-type="float">
            <text:p>3.4</text:p>
          </table:table-cell>
          <table:table-cell office:value-type="float" office:value="5.00000000000001" calcext:value-type="float">
            <text:p>5.00000000000001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bital Period (s)</text:p>
          </table:table-cell>
          <table:table-cell/>
          <table:table-cell table:formula="of:=2*PI()*SQRT([.C9]^3/[.$B$4])" office:value-type="float" office:value="375956.940316503" calcext:value-type="float">
            <text:p>375956.940316503</text:p>
          </table:table-cell>
          <table:table-cell table:formula="of:=2*PI()*SQRT([.D9]^3/[.$B$4])" office:value-type="float" office:value="187978.470157697" calcext:value-type="float">
            <text:p>187978.470157697</text:p>
          </table:table-cell>
          <table:table-cell table:formula="of:=2*PI()*SQRT([.E9]^3/[.$B$4])" office:value-type="float" office:value="836900.763396654" calcext:value-type="float">
            <text:p>836900.7633966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rbital Period (h)</text:p>
          </table:table-cell>
          <table:table-cell/>
          <table:table-cell table:formula="of:=[.C15]/3600" office:value-type="float" office:value="104.432483421251" calcext:value-type="float">
            <text:p>104.432483421251</text:p>
          </table:table-cell>
          <table:table-cell table:formula="of:=[.D15]/3600" office:value-type="float" office:value="52.2162417104715" calcext:value-type="float">
            <text:p>52.2162417104715</text:p>
          </table:table-cell>
          <table:table-cell table:formula="of:=[.E15]/3600" office:value-type="float" office:value="232.472434276848" calcext:value-type="float">
            <text:p>232.472434276848</text:p>
          </table:table-cell>
          <table:table-cell/>
          <table:table-cell office:value-type="string" calcext:value-type="string">
            <text:p>SOI</text:p>
          </table:table-cell>
          <table:table-cell table:formula="of:=[.H9]*([.H$4]/[.$C$52])^0.4" office:value-type="string" office:string-value="" calcext:value-type="error">
            <text:p>#DIV/0!</text:p>
          </table:table-cell>
          <table:table-cell table:formula="of:=[.I9]*([.I$4]/[.$C$52])^0.4" office:value-type="string" office:string-value="" calcext:value-type="error">
            <text:p>#DIV/0!</text:p>
          </table:table-cell>
          <table:table-cell table:formula="of:=[.J9]*([.J$4]/[.$C$52])^0.4" office:value-type="string" office:string-value="" calcext:value-type="error">
            <text:p>#DIV/0!</text:p>
          </table:table-cell>
          <table:table-cell table:formula="of:=[.K9]*([.K$4]/[.$C$52])^0.4" office:value-type="string" office:string-value="" calcext:value-type="error">
            <text:p>#DIV/0!</text:p>
          </table:table-cell>
          <table:table-cell table:formula="of:=[.L9]*([.L$4]/[.$C$52])^0.4" office:value-type="string" office:string-value="" calcext:value-type="error">
            <text:p>#DIV/0!</text:p>
          </table:table-cell>
          <table:table-cell table:formula="of:=[.M9]*([.M$4]/[.$C$52])^0.4" office:value-type="string" office:string-value="" calcext:value-type="error">
            <text:p>#DIV/0!</text:p>
          </table:table-cell>
          <table:table-cell table:formula="of:=[.N9]*([.N$4]/[.$C$52])^0.4" office:value-type="string" office:string-value="" calcext:value-type="error">
            <text:p>#DIV/0!</text:p>
          </table:table-cell>
          <table:table-cell office:value-type="string" calcext:value-type="string">
            <text:p>note Vulco has an override so actually has a SOI of 3e8 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(circ) (m/s)</text:p>
          </table:table-cell>
          <table:table-cell/>
          <table:table-cell table:formula="of:=SQRT([.$B$4]/[.C9])" office:value-type="float" office:value="643.010600770286" calcext:value-type="float">
            <text:p>643.010600770286</text:p>
          </table:table-cell>
          <table:table-cell table:formula="of:=SQRT([.$B$4]/[.D9])" office:value-type="float" office:value="810.142591216828" calcext:value-type="float">
            <text:p>810.142591216828</text:p>
          </table:table-cell>
          <table:table-cell table:formula="of:=SQRT([.$B$4]/[.E9])" office:value-type="float" office:value="492.46213886404" calcext:value-type="float">
            <text:p>492.46213886404</text:p>
          </table:table-cell>
          <table:table-cell/>
          <table:table-cell office:value-type="string" calcext:value-type="string">
            <text:p>v(circ) (m/s)</text:p>
          </table:table-cell>
          <table:table-cell table:formula="of:=SQRT([.$C$52]/[.H9])" office:value-type="float" office:value="0" calcext:value-type="float">
            <text:p>0</text:p>
          </table:table-cell>
          <table:table-cell table:formula="of:=SQRT([.$C$52]/[.I9])" office:value-type="float" office:value="0" calcext:value-type="float">
            <text:p>0</text:p>
          </table:table-cell>
          <table:table-cell table:formula="of:=SQRT([.$C$52]/[.J9])" office:value-type="float" office:value="0" calcext:value-type="float">
            <text:p>0</text:p>
          </table:table-cell>
          <table:table-cell table:formula="of:=SQRT([.$C$52]/[.K9])" office:value-type="float" office:value="0" calcext:value-type="float">
            <text:p>0</text:p>
          </table:table-cell>
          <table:table-cell table:formula="of:=SQRT([.$C$52]/[.L9])" office:value-type="float" office:value="0" calcext:value-type="float">
            <text:p>0</text:p>
          </table:table-cell>
          <table:table-cell table:formula="of:=SQRT([.$C$52]/[.M9])" office:value-type="float" office:value="0" calcext:value-type="float">
            <text:p>0</text:p>
          </table:table-cell>
          <table:table-cell table:formula="of:=SQRT([.$C$52]/[.N9])" office:value-type="float" office:value="0" calcext:value-type="float">
            <text:p>0</text:p>
          </table:table-cell>
          <table:table-cell office:value-type="string" calcext:value-type="string">
            <text:p>Cladh has an override so it’s actually 45908870.578137822 m (4.59e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x20 km orbit</text:p>
          </table:table-cell>
          <table:table-cell/>
          <table:table-cell table:formula="of:=SQRT([.C$4]/([.C$2]+20000))" office:value-type="float" office:value="732.360124086061" calcext:value-type="float">
            <text:p>732.360124086061</text:p>
          </table:table-cell>
          <table:table-cell table:formula="of:=SQRT([.D$4]/([.D$2]+20000))" office:value-type="float" office:value="558.163758332516" calcext:value-type="float">
            <text:p>558.163758332516</text:p>
          </table:table-cell>
          <table:table-cell table:formula="of:=SQRT([.E$4]/([.E$2]+20000))" office:value-type="float" office:value="70.5508268948298" calcext:value-type="float">
            <text:p>70.5508268948298</text:p>
          </table:table-cell>
          <table:table-cell table:number-columns-repeated="9"/>
          <table:table-cell office:value-type="string" calcext:value-type="string">
            <text:p>Cladh has an angular velocity of 0.000666 listed in its orb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x50 km orbit</text:p>
          </table:table-cell>
          <table:table-cell/>
          <table:table-cell table:formula="of:=SQRT([.C$4]/([.C$2]+50000))" office:value-type="float" office:value="704.361412912434" calcext:value-type="float">
            <text:p>704.361412912434</text:p>
          </table:table-cell>
          <table:table-cell table:formula="of:=SQRT([.D$4]/([.D$2]+50000))" office:value-type="float" office:value="525.365706413433" calcext:value-type="float">
            <text:p>525.365706413433</text:p>
          </table:table-cell>
          <table:table-cell table:formula="of:=SQRT([.E$4]/([.E$2]+50000))" office:value-type="float" office:value="54.1935030681894" calcext:value-type="float">
            <text:p>54.19350306818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80x80 km orbit</text:p>
          </table:table-cell>
          <table:table-cell table:formula="of:=SQRT([.B$4]/([.B$2]+80000))" office:value-type="float" office:value="3427.40095634456" calcext:value-type="float">
            <text:p>3427.40095634456</text:p>
          </table:table-cell>
          <table:table-cell table:formula="of:=SQRT([.C$4]/([.C$2]+80000))" office:value-type="float" office:value="679.346471181662" calcext:value-type="float">
            <text:p>679.346471181662</text:p>
          </table:table-cell>
          <table:table-cell table:formula="of:=SQRT([.D$4]/([.D$2]+80000))" office:value-type="float" office:value="497.743714637112" calcext:value-type="float">
            <text:p>497.743714637112</text:p>
          </table:table-cell>
          <table:table-cell table:formula="of:=SQRT([.E$4]/([.E$2]+80000))" office:value-type="float" office:value="45.6400031292369" calcext:value-type="float">
            <text:p>45.6400031292369</text:p>
          </table:table-cell>
          <table:table-cell table:number-columns-repeated="2"/>
          <table:table-cell office:value-type="string" calcext:value-type="string">
            <text:p>80x80 km orbit</text:p>
          </table:table-cell>
          <table:table-cell table:formula="of:=SQRT([.I$4]/([.I$2]+80000))" office:value-type="float" office:value="2774.28760429119" calcext:value-type="float">
            <text:p>2774.28760429119</text:p>
          </table:table-cell>
          <table:table-cell table:formula="of:=SQRT([.J$4]/([.J$2]+80000))" office:value-type="float" office:value="3427.40095634456" calcext:value-type="float">
            <text:p>3427.40095634456</text:p>
          </table:table-cell>
          <table:table-cell table:formula="of:=SQRT([.K$4]/([.K$2]+80000))" office:value-type="float" office:value="1501.98833916121" calcext:value-type="float">
            <text:p>1501.988339161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x100 km orbit</text:p>
          </table:table-cell>
          <table:table-cell table:formula="of:=SQRT([.B$4]/([.B$2]+100000))" office:value-type="float" office:value="3402.36847876002" calcext:value-type="float">
            <text:p>3402.36847876002</text:p>
          </table:table-cell>
          <table:table-cell table:formula="of:=SQRT([.C$4]/([.C$2]+100000))" office:value-type="float" office:value="664.07830863536" calcext:value-type="float">
            <text:p>664.07830863536</text:p>
          </table:table-cell>
          <table:table-cell table:formula="of:=SQRT([.D$4]/([.D$2]+100000))" office:value-type="float" office:value="481.578872940477" calcext:value-type="float">
            <text:p>481.578872940477</text:p>
          </table:table-cell>
          <table:table-cell table:formula="of:=SQRT([.E$4]/([.E$2]+100000))" office:value-type="float" office:value="41.7708513993634" calcext:value-type="float">
            <text:p>41.7708513993634</text:p>
          </table:table-cell>
          <table:table-cell table:number-columns-repeated="2"/>
          <table:table-cell office:value-type="string" calcext:value-type="string">
            <text:p>100x100 km orbit</text:p>
          </table:table-cell>
          <table:table-cell table:formula="of:=SQRT([.I$4]/([.I$2]+100000))" office:value-type="float" office:value="2749.76522322483" calcext:value-type="float">
            <text:p>2749.76522322483</text:p>
          </table:table-cell>
          <table:table-cell table:formula="of:=SQRT([.J$4]/([.J$2]+100000))" office:value-type="float" office:value="3402.36847876002" calcext:value-type="float">
            <text:p>3402.36847876002</text:p>
          </table:table-cell>
          <table:table-cell table:formula="of:=SQRT([.K$4]/([.K$2]+100000))" office:value-type="float" office:value="1482.55688255989" calcext:value-type="float">
            <text:p>1482.556882559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0x200 km orbit</text:p>
          </table:table-cell>
          <table:table-cell table:formula="of:=SQRT([.B$4]/([.B$2]+200000))" office:value-type="float" office:value="3284.94509327822" calcext:value-type="float">
            <text:p>3284.94509327822</text:p>
          </table:table-cell>
          <table:table-cell table:formula="of:=SQRT([.C$4]/([.C$2]+200000))" office:value-type="float" office:value="600.681431224723" calcext:value-type="float">
            <text:p>600.681431224723</text:p>
          </table:table-cell>
          <table:table-cell table:formula="of:=SQRT([.D$4]/([.D$2]+200000))" office:value-type="float" office:value="419.241792271965" calcext:value-type="float">
            <text:p>419.241792271965</text:p>
          </table:table-cell>
          <table:table-cell table:formula="of:=SQRT([.E$4]/([.E$2]+200000))" office:value-type="float" office:value="31.0324304462795" calcext:value-type="float">
            <text:p>31.0324304462795</text:p>
          </table:table-cell>
          <table:table-cell table:number-columns-repeated="2"/>
          <table:table-cell office:value-type="string" calcext:value-type="string">
            <text:p>200x200 km orbit</text:p>
          </table:table-cell>
          <table:table-cell table:formula="of:=SQRT([.I$4]/([.I$2]+200000))" office:value-type="float" office:value="2636.21588166969" calcext:value-type="float">
            <text:p>2636.21588166969</text:p>
          </table:table-cell>
          <table:table-cell table:formula="of:=SQRT([.J$4]/([.J$2]+200000))" office:value-type="float" office:value="3284.94509327822" calcext:value-type="float">
            <text:p>3284.94509327822</text:p>
          </table:table-cell>
          <table:table-cell table:formula="of:=SQRT([.K$4]/([.K$2]+200000))" office:value-type="float" office:value="1395.57732928153" calcext:value-type="float">
            <text:p>1395.577329281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0x300 km orbit</text:p>
          </table:table-cell>
          <table:table-cell table:formula="of:=SQRT([.B$4]/([.B$2]+300000))" office:value-type="float" office:value="3178.89632501658" calcext:value-type="float">
            <text:p>3178.89632501658</text:p>
          </table:table-cell>
          <table:table-cell table:formula="of:=SQRT([.C$4]/([.C$2]+300000))" office:value-type="float" office:value="552.546552163428" calcext:value-type="float">
            <text:p>552.546552163428</text:p>
          </table:table-cell>
          <table:table-cell table:formula="of:=SQRT([.D$4]/([.D$2]+300000))" office:value-type="float" office:value="376.167189406472" calcext:value-type="float">
            <text:p>376.167189406472</text:p>
          </table:table-cell>
          <table:table-cell table:formula="of:=SQRT([.E$4]/([.E$2]+300000))" office:value-type="float" office:value="25.7882094573091" calcext:value-type="float">
            <text:p>25.78820945730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90xsma xfer vp</text:p>
          </table:table-cell>
          <table:table-cell/>
          <table:table-cell table:formula="of:=SQRT([.$B$4]*(2/(90000+[.$B$2])-2/(90000+[.$B$2]+[.C$9])))" office:value-type="float" office:value="4745.87466559038" calcext:value-type="float">
            <text:p>4745.87466559038</text:p>
          </table:table-cell>
          <table:table-cell table:formula="of:=SQRT([.$B$4]*(2/(90000+[.$B$2])-2/(90000+[.$B$2]+[.D$9])))" office:value-type="float" office:value="4698.85293540764" calcext:value-type="float">
            <text:p>4698.85293540764</text:p>
          </table:table-cell>
          <table:table-cell table:formula="of:=SQRT([.$B$4]*(2/(90000+[.$B$2])-2/(90000+[.$B$2]+[.E$9])))" office:value-type="float" office:value="4779.83048702773" calcext:value-type="float">
            <text:p>4779.83048702773</text:p>
          </table:table-cell>
          <table:table-cell/>
          <table:table-cell office:value-type="string" calcext:value-type="string">
            <text:p>xfer vp outside soi</text:p>
          </table:table-cell>
          <table:table-cell table:formula="of:=SQRT(2*[.$C$52]*(1/[.H9]-1/([.$J9]+[.H9])))" office:value-type="float" office:value="0" calcext:value-type="float">
            <text:p>0</text:p>
          </table:table-cell>
          <table:table-cell table:formula="of:=SQRT(2*[.$C$52]*(1/[.I9]-1/([.$J9]+[.I9])))" office:value-type="float" office:value="0" calcext:value-type="float">
            <text:p>0</text:p>
          </table:table-cell>
          <table:table-cell/>
          <table:table-cell table:formula="of:=SQRT(2*[.$C$52]*(1/[.$J9]-1/([.$J9]+[.K9])))" office:value-type="float" office:value="0" calcext:value-type="float">
            <text:p>0</text:p>
          </table:table-cell>
          <table:table-cell table:formula="of:=SQRT(2*[.$C$52]*(1/[.$J9]-1/([.$J9]+[.L9])))" office:value-type="float" office:value="0" calcext:value-type="float">
            <text:p>0</text:p>
          </table:table-cell>
          <table:table-cell table:formula="of:=SQRT(2*[.$C$52]*(1/[.$J9]-1/([.$J9]+[.M9]))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xsma xfer va</text:p>
          </table:table-cell>
          <table:table-cell/>
          <table:table-cell table:formula="of:=SQRT([.$B$4]*(2/([.C$9])-2/(90000+[.$B$2]+[.C$9])))" office:value-type="float" office:value="168.274356690571" calcext:value-type="float">
            <text:p>168.274356690571</text:p>
          </table:table-cell>
          <table:table-cell table:formula="of:=SQRT([.$B$4]*(2/([.D$9])-2/(90000+[.$B$2]+[.D$9])))" office:value-type="float" office:value="264.472299148921" calcext:value-type="float">
            <text:p>264.472299148921</text:p>
          </table:table-cell>
          <table:table-cell table:formula="of:=SQRT([.$B$4]*(2/([.E$9])-2/(90000+[.$B$2]+[.E$9])))" office:value-type="float" office:value="99.4085175925576" calcext:value-type="float">
            <text:p>99.4085175925576</text:p>
          </table:table-cell>
          <table:table-cell/>
          <table:table-cell office:value-type="string" calcext:value-type="string">
            <text:p>xfer va outside of soi</text:p>
          </table:table-cell>
          <table:table-cell table:formula="of:=SQRT(2*[.$C$52]*(1/[.$J9]-1/([.$J9]+[.H9])))" office:value-type="float" office:value="0" calcext:value-type="float">
            <text:p>0</text:p>
          </table:table-cell>
          <table:table-cell table:formula="of:=SQRT(2*[.$C$52]*(1/[.$J9]-1/([.$J9]+[.I9])))" office:value-type="float" office:value="0" calcext:value-type="float">
            <text:p>0</text:p>
          </table:table-cell>
          <table:table-cell/>
          <table:table-cell table:formula="of:=SQRT(2*[.$C$52]*(1/[.K9]-1/([.$J9]+[.K9])))" office:value-type="float" office:value="0" calcext:value-type="float">
            <text:p>0</text:p>
          </table:table-cell>
          <table:table-cell table:formula="of:=SQRT(2*[.$C$52]*(1/[.L9]-1/([.$J9]+[.L9])))" office:value-type="float" office:value="0" calcext:value-type="float">
            <text:p>0</text:p>
          </table:table-cell>
          <table:table-cell table:formula="of:=SQRT(2*[.$C$52]*(1/[.M9]-1/([.$J9]+[.M9]))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xsma xfer time (s)</text:p>
          </table:table-cell>
          <table:table-cell/>
          <table:table-cell table:formula="of:=PI()*SQRT(([.$B$2]+90000+[.C9])^3/[.$B$4]/8)" office:value-type="float" office:value="70026.303846444" calcext:value-type="float">
            <text:p>70026.303846444</text:p>
          </table:table-cell>
          <table:table-cell table:formula="of:=PI()*SQRT(([.$B$2]+90000+[.D9])^3/[.$B$4]/8)" office:value-type="float" office:value="36074.8425431556" calcext:value-type="float">
            <text:p>36074.8425431556</text:p>
          </table:table-cell>
          <table:table-cell table:formula="of:=PI()*SQRT(([.$B$2]+90000+[.E9])^3/[.$B$4]/8)" office:value-type="float" office:value="152583.780342512" calcext:value-type="float">
            <text:p>152583.780342512</text:p>
          </table:table-cell>
          <table:table-cell/>
          <table:table-cell office:value-type="string" calcext:value-type="string">
            <text:p>phase angle from droo</text:p>
          </table:table-cell>
          <table:table-cell table:formula="of:=180-180*((0.5*([.$J9]+[.H9]))^1.5)/[.H9]^1.5" office:value-type="float" office:value="-331.698817889319" calcext:value-type="float">
            <text:p>-331.698817889319</text:p>
          </table:table-cell>
          <table:table-cell table:formula="of:=180-180*((0.5*([.$J9]+[.I9]))^1.5)/[.I9]^1.5" office:value-type="float" office:value="-103.791450917856" calcext:value-type="float">
            <text:p>-103.791450917856</text:p>
          </table:table-cell>
          <table:table-cell/>
          <table:table-cell table:formula="of:=180-180*((0.5*([.$J9]+[.K9]))^1.5)/[.K9]^1.5" office:value-type="float" office:value="47.567937894831" calcext:value-type="float">
            <text:p>47.567937894831</text:p>
          </table:table-cell>
          <table:table-cell table:formula="of:=180-180*((0.5*([.$J9]+[.L9]))^1.5)/[.L9]^1.5" office:value-type="float" office:value="97.3052513671967" calcext:value-type="float">
            <text:p>97.3052513671967</text:p>
          </table:table-cell>
          <table:table-cell table:formula="of:=180-180*((0.5*([.$J9]+[.M9]))^1.5)/[.M9]^1.5" office:value-type="float" office:value="111.329236104066" calcext:value-type="float">
            <text:p>111.3292361040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xsma xfer time (h)</text:p>
          </table:table-cell>
          <table:table-cell/>
          <table:table-cell table:formula="of:=[.C26]/3600" office:value-type="float" office:value="19.4517510684567" calcext:value-type="float">
            <text:p>19.4517510684567</text:p>
          </table:table-cell>
          <table:table-cell table:formula="of:=[.D26]/3600" office:value-type="float" office:value="10.020789595321" calcext:value-type="float">
            <text:p>10.020789595321</text:p>
          </table:table-cell>
          <table:table-cell table:formula="of:=[.E26]/3600" office:value-type="float" office:value="42.3843834284756" calcext:value-type="float">
            <text:p>42.3843834284756</text:p>
          </table:table-cell>
          <table:table-cell/>
          <table:table-cell office:value-type="string" calcext:value-type="string">
            <text:p>phase angle to droo</text:p>
          </table:table-cell>
          <table:table-cell table:formula="of:=180-180*((0.5*([.$J9]+[.H9]))^1.5)/[.$J9]^1.5" office:value-type="float" office:value="82.1851136130239" calcext:value-type="float">
            <text:p>82.1851136130239</text:p>
          </table:table-cell>
          <table:table-cell table:formula="of:=180-180*((0.5*([.$J9]+[.I9]))^1.5)/[.$J9]^1.5" office:value-type="float" office:value="53.002895207895" calcext:value-type="float">
            <text:p>53.002895207895</text:p>
          </table:table-cell>
          <table:table-cell/>
          <table:table-cell table:formula="of:=180-180*((0.5*([.$J9]+[.K9]))^1.5)/[.$J9]^1.5" office:value-type="float" office:value="-84.8641242110692" calcext:value-type="float">
            <text:p>-84.8641242110692</text:p>
          </table:table-cell>
          <table:table-cell table:formula="of:=180-180*((0.5*([.$J9]+[.L9]))^1.5)/[.$J9]^1.5" office:value-type="float" office:value="-812.336983593966" calcext:value-type="float">
            <text:p>-812.336983593966</text:p>
          </table:table-cell>
          <table:table-cell table:formula="of:=180-180*((0.5*([.$J9]+[.M9]))^1.5)/[.$J9]^1.5" office:value-type="float" office:value="-5605.58205847708" calcext:value-type="float">
            <text:p>-5605.58205847708</text:p>
          </table:table-cell>
          <table:table-cell table:number-columns-repeated="1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office:value-type="string" calcext:value-type="string">
            <text:p>Surface atmo density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2 (1.217)</text:p>
          </table:table-cell>
          <table:table-cell office:value-type="string" calcext:value-type="string">
            <text:p>.05 (0.02)</text:p>
          </table:table-cell>
          <table:table-cell office:value-type="float" office:value="0.16" calcext:value-type="float">
            <text:p>0.16</text:p>
          </table:table-cell>
          <table:table-cell office:value-type="float" office:value="0.159999996423721" calcext:value-type="float">
            <text:p>0.159999996423721</text:p>
          </table:table-cell>
          <table:table-cell office:value-type="float" office:value="0.200000002980232" calcext:value-type="float">
            <text:p>0.2000000029802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mean MW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 (28.97)</text:p>
          </table:table-cell>
          <table:table-cell office:value-type="string" calcext:value-type="string">
            <text:p>40 (43.34)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.0100002288818" calcext:value-type="float">
            <text:p>18.01000022888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Night temp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70 (283)</text:p>
          </table:table-cell>
          <table:table-cell office:value-type="string" calcext:value-type="string">
            <text:p>200 (184)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day temp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90 (293)</text:p>
          </table:table-cell>
          <table:table-cell office:value-type="string" calcext:value-type="string">
            <text:p>280 (242)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gamm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1.4 (1.4)</text:p>
          </table:table-cell>
          <table:table-cell office:value-type="string" calcext:value-type="string">
            <text:p>1.28 (1.28)</text:p>
          </table:table-cell>
          <table:table-cell table:number-columns-repeated="3" office:value-type="float" office:value="1.4" calcext:value-type="float">
            <text:p>1.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density threshold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0.000001" calcext:value-type="float">
            <text:p>1.00E-06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.025 (n/a)</text:p>
          </table:table-cell>
          <table:table-cell office:value-type="float" office:value="0.0001" calcext:value-type="float">
            <text:p>0.0001</text:p>
          </table:table-cell>
          <table:table-cell table:style-name="ce3" office:value-type="float" office:value="0.000001" calcext:value-type="float">
            <text:p>1.00E-06</text:p>
          </table:table-cell>
          <table:table-cell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number-columns-repeated="11"/>
          <table:table-cell table:number-columns-repeated="2" office:value-type="string" calcext:value-type="string">
            <text:p>(crush 50000)</text:p>
          </table:table-cell>
          <table:table-cell office:value-type="string" calcext:value-type="string">
            <text:p>(crush 0)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cale height (min)</text:p>
          </table:table-cell>
          <table:table-cell table:formula="of:=8314*4/75/6" office:value-type="float" office:value="73.9022222222222" calcext:value-type="float">
            <text:p>73.9022222222222</text:p>
          </table:table-cell>
          <table:table-cell table:formula="of:=8314*600/30/8" office:value-type="float" office:value="20785" calcext:value-type="float">
            <text:p>20785</text:p>
          </table:table-cell>
          <table:table-cell table:formula="of:=270*8314/28/9.798" office:value-type="float" office:value="8182.35499956259" calcext:value-type="float">
            <text:p>8182.3549995625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scale height (max)</text:p>
          </table:table-cell>
          <table:table-cell table:formula="of:=8314*1000/75/6" office:value-type="float" office:value="18475.5555555556" calcext:value-type="float">
            <text:p>18475.5555555556</text:p>
          </table:table-cell>
          <table:table-cell table:formula="of:=8314*700/30/8" office:value-type="float" office:value="24249.1666666667" calcext:value-type="float">
            <text:p>24249.1666666667</text:p>
          </table:table-cell>
          <table:table-cell table:formula="of:=290*8314/28/9.798" office:value-type="float" office:value="8788.45536990056" calcext:value-type="float">
            <text:p>8788.45536990056</text:p>
          </table:table-cell>
          <table:table-cell table:number-columns-repeated="13"/>
        </table:table-row>
        <table:table-row table:style-name="ro1" table:number-rows-repeated="13">
          <table:table-cell table:number-columns-repeated="23"/>
        </table:table-row>
        <table:table-row table:style-name="ro1">
          <table:table-cell table:number-columns-repeated="2"/>
          <table:table-cell table:style-name="ce3"/>
          <table:table-cell table:number-columns-repeated="20"/>
        </table:table-row>
      </table:table>
      <table:table table:name="JNO Moons" table:style-name="ta1"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Droo</text:p>
          </table:table-cell>
          <table:table-cell office:value-type="string" calcext:value-type="string">
            <text:p>Brigo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TT</text:p>
          </table:table-cell>
          <table:table-cell/>
          <table:table-cell office:value-type="string" calcext:value-type="string">
            <text:p>Cylero</text:p>
          </table:table-cell>
          <table:table-cell office:value-type="string" calcext:value-type="string">
            <text:p>Niobe</text:p>
          </table:table-cell>
          <table:table-cell office:value-type="string" calcext:value-type="string">
            <text:p>Herma</text:p>
          </table:table-cell>
          <table:table-cell/>
          <table:table-cell office:value-type="string" calcext:value-type="string">
            <text:p>Tydos</text:p>
          </table:table-cell>
          <table:table-cell office:value-type="string" calcext:value-type="string">
            <text:p>Nebra</text:p>
          </table:table-cell>
          <table:table-cell office:value-type="string" calcext:value-type="string">
            <text:p>Miros</text:p>
          </table:table-cell>
          <table:table-cell office:value-type="string" calcext:value-type="string">
            <text:p>Orcus</text:p>
          </table:table-cell>
          <table:table-cell/>
          <table:table-cell office:value-type="string" calcext:value-type="string">
            <text:p>Urados</text:p>
          </table:table-cell>
          <table:table-cell office:value-type="string" calcext:value-type="string">
            <text:p>Jastrus</text:p>
          </table:table-cell>
          <table:table-cell office:value-type="string" calcext:value-type="string">
            <text:p>Boreas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Hypatchion</text:p>
          </table:table-cell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office:value-type="float" office:value="24237605.2052" calcext:value-type="float">
            <text:p>24237605.2052</text:p>
          </table:table-cell>
          <table:table-cell office:value-type="float" office:value="38474800" calcext:value-type="float">
            <text:p>38474800</text:p>
          </table:table-cell>
          <table:table-cell office:value-type="float" office:value="65594427" calcext:value-type="float">
            <text:p>65594427</text:p>
          </table:table-cell>
          <table:table-cell table:number-columns-repeated="2"/>
          <table:table-cell office:value-type="float" office:value="5237400" calcext:value-type="float">
            <text:p>5237400</text:p>
          </table:table-cell>
          <table:table-cell office:value-type="float" office:value="11237400" calcext:value-type="float">
            <text:p>11237400</text:p>
          </table:table-cell>
          <table:table-cell table:number-columns-repeated="2"/>
          <table:table-cell office:value-type="float" office:value="80000000" calcext:value-type="float">
            <text:p>80000000</text:p>
          </table:table-cell>
          <table:table-cell office:value-type="float" office:value="170000000" calcext:value-type="float">
            <text:p>170000000</text:p>
          </table:table-cell>
          <table:table-cell office:value-type="float" office:value="258474800" calcext:value-type="float">
            <text:p>258474800</text:p>
          </table:table-cell>
          <table:table-cell table:number-columns-repeated="2"/>
          <table:table-cell office:value-type="float" office:value="12500000" calcext:value-type="float">
            <text:p>12500000</text:p>
          </table:table-cell>
          <table:table-cell office:value-type="float" office:value="115000000" calcext:value-type="float">
            <text:p>115000000</text:p>
          </table:table-cell>
          <table:table-cell office:value-type="float" office:value="340000000" calcext:value-type="float">
            <text:p>340000000</text:p>
          </table:table-cell>
          <table:table-cell office:value-type="float" office:value="447000000" calcext:value-type="float">
            <text:p>447000000</text:p>
          </table:table-cell>
        </table:table-row>
        <table:table-row table:style-name="ro1">
          <table:table-cell office:value-type="string" calcext:value-type="string">
            <text:p>Ecc</text:p>
          </table:table-cell>
          <table:table-cell/>
          <table:table-cell table:style-name="ce3" office:value-type="float" office:value="0.00001" calcext:value-type="float">
            <text:p>1.00E-05</text:p>
          </table:table-cell>
          <table:table-cell office:value-type="float" office:value="0.055" calcext:value-type="float">
            <text:p>0.055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3" office:value-type="float" office:value="0.00001" calcext:value-type="float">
            <text:p>1.00E-0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style-name="ce3" office:value-type="float" office:value="0.00001" calcext:value-type="float">
            <text:p>1.00E-05</text:p>
          </table:table-cell>
          <table:table-cell office:value-type="float" office:value="0.04" calcext:value-type="float">
            <text:p>0.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2"/>
          <table:table-cell table:number-columns-repeated="3" table:style-name="ce3" office:value-type="float" office:value="0.00001" calcext:value-type="float">
            <text:p>1.00E-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Inc</text:p>
          </table:table-cell>
          <table:table-cell/>
          <table:table-cell table:style-name="ce3" office:value-type="float" office:value="0.00001" calcext:value-type="float">
            <text:p>1.00E-05</text:p>
          </table:table-cell>
          <table:table-cell office:value-type="float" office:value="0.03" calcext:value-type="float">
            <text:p>0.03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table:style-name="ce3" office:value-type="float" office:value="0.00001" calcext:value-type="float">
            <text:p>1.00E-05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 table:style-name="ce3" office:value-type="float" office:value="0.00001" calcext:value-type="float">
            <text:p>1.00E-05</text:p>
          </table:table-cell>
          <table:table-cell table:number-columns-repeated="2"/>
          <table:table-cell table:number-columns-repeated="2" office:value-type="float" office:value="0.47" calcext:value-type="float">
            <text:p>0.47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1274200" calcext:value-type="float">
            <text:p>1274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rface Gravity</text:p>
          </table:table-cell>
          <table:table-cell office:value-type="float" office:value="9.798" calcext:value-type="float">
            <text:p>9.7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M</text:p>
          </table:table-cell>
          <table:table-cell table:formula="of:=[.B6]*[.B5]^2" office:value-type="float" office:value="15907892100720" calcext:value-type="float">
            <text:p>1590789210072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From\To</text:p>
          </table:table-cell>
          <table:table-cell office:value-type="string" calcext:value-type="string">
            <text:p>Brigo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TT</text:p>
          </table:table-cell>
          <table:table-cell/>
          <table:table-cell office:value-type="string" calcext:value-type="string">
            <text:p>From\To</text:p>
          </table:table-cell>
          <table:table-cell office:value-type="string" calcext:value-type="string">
            <text:p>Niobe</text:p>
          </table:table-cell>
          <table:table-cell office:value-type="string" calcext:value-type="string">
            <text:p>Herma</text:p>
          </table:table-cell>
          <table:table-cell/>
          <table:table-cell office:value-type="string" calcext:value-type="string">
            <text:p>From\To</text:p>
          </table:table-cell>
          <table:table-cell office:value-type="string" calcext:value-type="string">
            <text:p>Nebra</text:p>
          </table:table-cell>
          <table:table-cell office:value-type="string" calcext:value-type="string">
            <text:p>Miros</text:p>
          </table:table-cell>
          <table:table-cell office:value-type="string" calcext:value-type="string">
            <text:p>Orcus</text:p>
          </table:table-cell>
          <table:table-cell/>
          <table:table-cell office:value-type="string" calcext:value-type="string">
            <text:p>From\To</text:p>
          </table:table-cell>
          <table:table-cell office:value-type="string" calcext:value-type="string">
            <text:p>Jastrus</text:p>
          </table:table-cell>
          <table:table-cell office:value-type="string" calcext:value-type="string">
            <text:p>Boreas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Hypatchion</text:p>
          </table:table-cell>
        </table:table-row>
        <table:table-row table:style-name="ro1">
          <table:table-cell/>
          <table:table-cell office:value-type="string" calcext:value-type="string">
            <text:p>Brigo</text:p>
          </table:table-cell>
          <table:table-cell/>
          <table:table-cell table:formula="of:=180-180*((0.5*([.$C$2]+[.D$2]))^1.5)/[.D$2]^1.5" office:value-type="float" office:value="47.5679378948406" calcext:value-type="float">
            <text:p>47.5679378948406</text:p>
          </table:table-cell>
          <table:table-cell table:formula="of:=180-180*((0.5*([.$C$2]+[.E$2]))^1.5)/[.E$2]^1.5" office:value-type="float" office:value="78.0061620093223" calcext:value-type="float">
            <text:p>78.0061620093223</text:p>
          </table:table-cell>
          <table:table-cell/>
          <table:table-cell office:value-type="string" calcext:value-type="string">
            <text:p>Niobe</text:p>
          </table:table-cell>
          <table:table-cell/>
          <table:table-cell table:formula="of:=180-180*((0.5*([.$H$2]+[.I$2]))^1.5)/[.I$2]^1.5" office:value-type="float" office:value="67.0310796600889" calcext:value-type="float">
            <text:p>67.0310796600889</text:p>
          </table:table-cell>
          <table:table-cell/>
          <table:table-cell office:value-type="string" calcext:value-type="string">
            <text:p>Nebra</text:p>
          </table:table-cell>
          <table:table-cell/>
          <table:table-cell table:formula="of:=180-180*((0.5*([.$L$2]+[.M$2]))^1.5)/[.M$2]^1.5" office:value-type="float" office:value="66.508289243928" calcext:value-type="float">
            <text:p>66.508289243928</text:p>
          </table:table-cell>
          <table:table-cell table:formula="of:=180-180*((0.5*([.$L$2]+[.N$2]))^1.5)/[.N$2]^1.5" office:value-type="float" office:value="84.6348469476191" calcext:value-type="float">
            <text:p>84.6348469476191</text:p>
          </table:table-cell>
          <table:table-cell/>
          <table:table-cell office:value-type="string" calcext:value-type="string">
            <text:p>Jastrus</text:p>
          </table:table-cell>
          <table:table-cell/>
          <table:table-cell table:formula="of:=180-180*((0.5*([.$Q$2]+[.R$2]))^1.5)/[.R$2]^1.5" office:value-type="float" office:value="105.707319476365" calcext:value-type="float">
            <text:p>105.707319476365</text:p>
          </table:table-cell>
          <table:table-cell table:formula="of:=180-180*((0.5*([.$Q$2]+[.S$2]))^1.5)/[.S$2]^1.5" office:value-type="float" office:value="112.81879055904" calcext:value-type="float">
            <text:p>112.81879055904</text:p>
          </table:table-cell>
          <table:table-cell table:formula="of:=180-180*((0.5*([.$Q$2]+[.T$2]))^1.5)/[.T$2]^1.5" office:value-type="float" office:value="113.672366792187" calcext:value-type="float">
            <text:p>113.672366792187</text:p>
          </table:table-cell>
        </table:table-row>
        <table:table-row table:style-name="ro1">
          <table:table-cell/>
          <table:table-cell office:value-type="string" calcext:value-type="string">
            <text:p>Luna</text:p>
          </table:table-cell>
          <table:table-cell table:formula="of:=180-180*((0.5*([.$D$2]+[.C$2]))^1.5)/[.C$2]^1.5" office:value-type="float" office:value="-84.8641242110996" calcext:value-type="float">
            <text:p>-84.8641242110996</text:p>
          </table:table-cell>
          <table:table-cell/>
          <table:table-cell table:formula="of:=180-180*((0.5*([.$D$2]+[.E$2]))^1.5)/[.E$2]^1.5" office:value-type="float" office:value="52.8224100387298" calcext:value-type="float">
            <text:p>52.8224100387298</text:p>
          </table:table-cell>
          <table:table-cell/>
          <table:table-cell office:value-type="string" calcext:value-type="string">
            <text:p>Herma</text:p>
          </table:table-cell>
          <table:table-cell table:formula="of:=180-180*((0.5*([.$I$2]+[.H$2]))^1.5)/[.H$2]^1.5" office:value-type="float" office:value="-175.045589775765" calcext:value-type="float">
            <text:p>-175.045589775765</text:p>
          </table:table-cell>
          <table:table-cell table:number-columns-repeated="2"/>
          <table:table-cell office:value-type="string" calcext:value-type="string">
            <text:p>Miros</text:p>
          </table:table-cell>
          <table:table-cell table:formula="of:=180-180*((0.5*([.$M$2]+[.L$2]))^1.5)/[.L$2]^1.5" office:value-type="float" office:value="-171.5625" calcext:value-type="float">
            <text:p>-171.5625</text:p>
          </table:table-cell>
          <table:table-cell/>
          <table:table-cell table:formula="of:=180-180*((0.5*([.$M$2]+[.N$2]))^1.5)/[.N$2]^1.5" office:value-type="float" office:value="44.1723687973198" calcext:value-type="float">
            <text:p>44.1723687973198</text:p>
          </table:table-cell>
          <table:table-cell/>
          <table:table-cell office:value-type="string" calcext:value-type="string">
            <text:p>Boreas</text:p>
          </table:table-cell>
          <table:table-cell table:formula="of:=180-180*((0.5*([.$R$2]+[.Q$2]))^1.5)/[.Q$2]^1.5" office:value-type="float" office:value="-1893.13588556081" calcext:value-type="float">
            <text:p>-1893.13588556081</text:p>
          </table:table-cell>
          <table:table-cell/>
          <table:table-cell table:formula="of:=180-180*((0.5*([.$R$2]+[.S$2]))^1.5)/[.S$2]^1.5" office:value-type="float" office:value="81.4795853472578" calcext:value-type="float">
            <text:p>81.4795853472578</text:p>
          </table:table-cell>
          <table:table-cell table:formula="of:=180-180*((0.5*([.$R$2]+[.T$2]))^1.5)/[.T$2]^1.5" office:value-type="float" office:value="90.2838351502965" calcext:value-type="float">
            <text:p>90.2838351502965</text:p>
          </table:table-cell>
        </table:table-row>
        <table:table-row table:style-name="ro1">
          <table:table-cell/>
          <table:table-cell office:value-type="string" calcext:value-type="string">
            <text:p>TT</text:p>
          </table:table-cell>
          <table:table-cell table:formula="of:=180-180*((0.5*([.$E$2]+[.C$2]))^1.5)/[.C$2]^1.5" office:value-type="float" office:value="-274.08775166935" calcext:value-type="float">
            <text:p>-274.08775166935</text:p>
          </table:table-cell>
          <table:table-cell table:formula="of:=180-180*((0.5*([.$E$2]+[.D$2]))^1.5)/[.D$2]^1.5" office:value-type="float" office:value="-103.104288581374" calcext:value-type="float">
            <text:p>-103.104288581374</text:p>
          </table:table-cell>
          <table:table-cell table:number-columns-repeated="6"/>
          <table:table-cell office:value-type="string" calcext:value-type="string">
            <text:p>Orcus</text:p>
          </table:table-cell>
          <table:table-cell table:formula="of:=180-180*((0.5*([.$N$2]+[.L$2]))^1.5)/[.L$2]^1.5" office:value-type="float" office:value="-373.837096176206" calcext:value-type="float">
            <text:p>-373.837096176206</text:p>
          </table:table-cell>
          <table:table-cell table:formula="of:=180-180*((0.5*([.$N$2]+[.M$2]))^1.5)/[.M$2]^1.5" office:value-type="float" office:value="-74.6490478411215" calcext:value-type="float">
            <text:p>-74.6490478411215</text:p>
          </table:table-cell>
          <table:table-cell table:number-columns-repeated="2"/>
          <table:table-cell office:value-type="string" calcext:value-type="string">
            <text:p>Taurus</text:p>
          </table:table-cell>
          <table:table-cell table:formula="of:=180-180*((0.5*([.$S$2]+[.Q$2]))^1.5)/[.Q$2]^1.5" office:value-type="float" office:value="-9350.18155126124" calcext:value-type="float">
            <text:p>-9350.18155126124</text:p>
          </table:table-cell>
          <table:table-cell table:formula="of:=180-180*((0.5*([.$S$2]+[.R$2]))^1.5)/[.R$2]^1.5" office:value-type="float" office:value="-320.838661322127" calcext:value-type="float">
            <text:p>-320.838661322127</text:p>
          </table:table-cell>
          <table:table-cell/>
          <table:table-cell table:formula="of:=180-180*((0.5*([.$S$2]+[.T$2]))^1.5)/[.T$2]^1.5" office:value-type="float" office:value="31.3282938338462" calcext:value-type="float">
            <text:p>31.3282938338462</text:p>
          </table:table-cell>
        </table:table-row>
        <table:table-row table:style-name="ro1">
          <table:table-cell/>
          <table:table-cell office:value-type="string" calcext:value-type="string">
            <text:p>fixed TT</text:p>
          </table:table-cell>
          <table:table-cell table:number-columns-repeated="13"/>
          <table:table-cell office:value-type="string" calcext:value-type="string">
            <text:p>Hypatchion</text:p>
          </table:table-cell>
          <table:table-cell table:formula="of:=180-180*((0.5*([.$T$2]+[.Q$2]))^1.5)/[.Q$2]^1.5" office:value-type="float" office:value="-14003.7401306144" calcext:value-type="float">
            <text:p>-14003.7401306144</text:p>
          </table:table-cell>
          <table:table-cell table:formula="of:=180-180*((0.5*([.$T$2]+[.R$2]))^1.5)/[.R$2]^1.5" office:value-type="float" office:value="-507.519822839367" calcext:value-type="float">
            <text:p>-507.519822839367</text:p>
          </table:table-cell>
          <table:table-cell table:formula="of:=180-180*((0.5*([.$T$2]+[.S$2]))^1.5)/[.S$2]^1.5" office:value-type="float" office:value="-44.1151598590294" calcext:value-type="float">
            <text:p>-44.11515985902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\To</text:p>
          </table:table-cell>
          <table:table-cell office:value-type="string" calcext:value-type="string">
            <text:p>Brigo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T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rigo</text:p>
          </table:table-cell>
          <table:table-cell/>
          <table:table-cell table:formula="of:=180-180*((0.5*([.$C$2]+[.D$2]))^1.5)/[.D$2]^1.5" office:value-type="float" office:value="47.5679378948406" calcext:value-type="float">
            <text:p>47.5679378948406</text:p>
          </table:table-cell>
          <table:table-cell table:formula="of:=180+180*((0.5*([.$C$2]+[.E$2]))^1.5)/[.E$2]^1.5" office:value-type="float" office:value="281.993837990678" calcext:value-type="float">
            <text:p>281.99383799067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una</text:p>
          </table:table-cell>
          <table:table-cell table:formula="of:=180-180*((0.5*([.$D$2]+[.C$2]))^1.5)/[.C$2]^1.5" office:value-type="float" office:value="-84.8641242110996" calcext:value-type="float">
            <text:p>-84.8641242110996</text:p>
          </table:table-cell>
          <table:table-cell/>
          <table:table-cell table:formula="of:=180+180*((0.5*([.$D$2]+[.E$2]))^1.5)/[.E$2]^1.5" office:value-type="float" office:value="307.17758996127" calcext:value-type="float">
            <text:p>307.1775899612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T</text:p>
          </table:table-cell>
          <table:table-cell table:formula="of:=180+180*((0.5*([.$E$2]+[.C$2]))^1.5)/[.C$2]^1.5" office:value-type="float" office:value="634.08775166935" calcext:value-type="float">
            <text:p>634.08775166935</text:p>
          </table:table-cell>
          <table:table-cell table:formula="of:=180+180*((0.5*([.$E$2]+[.D$2]))^1.5)/[.D$2]^1.5" office:value-type="float" office:value="463.104288581374" calcext:value-type="float">
            <text:p>463.104288581374</text:p>
          </table:table-cell>
          <table:table-cell table:number-columns-repeated="16"/>
        </table:table-row>
      </table:table>
      <table:table table:name="KSP Planets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Moho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Kerbin</text:p>
          </table:table-cell>
          <table:table-cell office:value-type="string" calcext:value-type="string">
            <text:p>Duna</text:p>
          </table:table-cell>
          <table:table-cell office:value-type="string" calcext:value-type="string">
            <text:p>Dres</text:p>
          </table:table-cell>
          <table:table-cell office:value-type="string" calcext:value-type="string">
            <text:p>Jool</text:p>
          </table:table-cell>
          <table:table-cell office:value-type="string" calcext:value-type="string">
            <text:p>Eeloo</text:p>
          </table:table-cell>
          <table:table-cell office:value-type="string" calcext:value-type="string">
            <text:p>Phase Angles</text:p>
          </table:table-cell>
          <table:table-cell office:value-type="string" calcext:value-type="string">
            <text:p>From\To</text:p>
          </table:table-cell>
          <table:table-cell office:value-type="string" calcext:value-type="string">
            <text:p>Moho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Kerbin</text:p>
          </table:table-cell>
          <table:table-cell office:value-type="string" calcext:value-type="string">
            <text:p>Duna</text:p>
          </table:table-cell>
          <table:table-cell office:value-type="string" calcext:value-type="string">
            <text:p>Dres</text:p>
          </table:table-cell>
          <table:table-cell office:value-type="string" calcext:value-type="string">
            <text:p>Jool</text:p>
          </table:table-cell>
          <table:table-cell office:value-type="string" calcext:value-type="string">
            <text:p>Eeloo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/>
          <table:table-cell table:style-name="ce3" office:value-type="float" office:value="0.00000000006674" calcext:value-type="float">
            <text:p>6.67E-11</text:p>
          </table:table-cell>
          <table:table-cell table:style-name="ce3" office:value-type="float" office:value="250000" calcext:value-type="float">
            <text:p>2.50E+05</text:p>
          </table:table-cell>
          <table:table-cell table:style-name="ce3" office:value-type="float" office:value="700000" calcext:value-type="float">
            <text:p>7.00E+05</text:p>
          </table:table-cell>
          <table:table-cell table:style-name="ce3" office:value-type="float" office:value="600000" calcext:value-type="float">
            <text:p>6.00E+05</text:p>
          </table:table-cell>
          <table:table-cell table:style-name="ce3" office:value-type="float" office:value="320000" calcext:value-type="float">
            <text:p>3.20E+05</text:p>
          </table:table-cell>
          <table:table-cell table:style-name="ce3" office:value-type="float" office:value="138000" calcext:value-type="float">
            <text:p>1.38E+05</text:p>
          </table:table-cell>
          <table:table-cell table:style-name="ce3" office:value-type="float" office:value="6000000" calcext:value-type="float">
            <text:p>6.00E+06</text:p>
          </table:table-cell>
          <table:table-cell table:style-name="ce3" office:value-type="float" office:value="210000" calcext:value-type="float">
            <text:p>2.10E+05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oho</text:p>
          </table:table-cell>
          <table:table-cell/>
          <table:table-cell table:formula="of:=180-180*((0.5*([.$D9]+[.E9]))^1.5)/[.E9]^1.5" office:value-type="float" office:value="58.938921574309" calcext:value-type="float">
            <text:p>58.938921574309</text:p>
          </table:table-cell>
          <table:table-cell table:formula="of:=180-180*((0.5*([.$D9]+[.F9]))^1.5)/[.F9]^1.5" office:value-type="float" office:value="76.0457600342274" calcext:value-type="float">
            <text:p>76.0457600342274</text:p>
          </table:table-cell>
          <table:table-cell table:formula="of:=180-180*((0.5*([.$D9]+[.G9]))^1.5)/[.G9]^1.5" office:value-type="float" office:value="90.6404232669112" calcext:value-type="float">
            <text:p>90.6404232669112</text:p>
          </table:table-cell>
          <table:table-cell table:formula="of:=180-180*((0.5*([.$D9]+[.H9]))^1.5)/[.H9]^1.5" office:value-type="float" office:value="103.669899791563" calcext:value-type="float">
            <text:p>103.669899791563</text:p>
          </table:table-cell>
          <table:table-cell table:formula="of:=180-180*((0.5*([.$D9]+[.I9]))^1.5)/[.I9]^1.5" office:value-type="float" office:value="108.916988767445" calcext:value-type="float">
            <text:p>108.916988767445</text:p>
          </table:table-cell>
          <table:table-cell table:formula="of:=180-180*((0.5*([.$D9]+[.J9]))^1.5)/[.J9]^1.5" office:value-type="float" office:value="110.704725578767" calcext:value-type="float">
            <text:p>110.704725578767</text:p>
          </table:table-cell>
        </table:table-row>
        <table:table-row table:style-name="ro1">
          <table:table-cell office:value-type="string" calcext:value-type="string">
            <text:p>Surface Gravity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table:formula="of:=9.81*1.7" office:value-type="float" office:value="16.677" calcext:value-type="float">
            <text:p>16.677</text:p>
          </table:table-cell>
          <table:table-cell office:value-type="float" office:value="9.81" calcext:value-type="float">
            <text:p>9.81</text:p>
          </table:table-cell>
          <table:table-cell table:formula="of:=0.3*9.81" office:value-type="float" office:value="2.943" calcext:value-type="float">
            <text:p>2.943</text:p>
          </table:table-cell>
          <table:table-cell table:formula="of:=0.115*9.81" office:value-type="float" office:value="1.12815" calcext:value-type="float">
            <text:p>1.12815</text:p>
          </table:table-cell>
          <table:table-cell table:formula="of:=0.8*9.81" office:value-type="float" office:value="7.848" calcext:value-type="float">
            <text:p>7.848</text:p>
          </table:table-cell>
          <table:table-cell table:formula="of:=0.172*9.81" office:value-type="float" office:value="1.68732" calcext:value-type="float">
            <text:p>1.68732</text:p>
          </table:table-cell>
          <table:table-cell/>
          <table:table-cell office:value-type="string" calcext:value-type="string">
            <text:p>Eve</text:p>
          </table:table-cell>
          <table:table-cell table:formula="of:=180-180*((0.5*([.$E9]+[.D9]))^1.5)/[.D9]^1.5" office:value-type="float" office:value="-129.133110556887" calcext:value-type="float">
            <text:p>-129.133110556887</text:p>
          </table:table-cell>
          <table:table-cell/>
          <table:table-cell table:formula="of:=180-180*((0.5*([.$E9]+[.F9]))^1.5)/[.F9]^1.5" office:value-type="float" office:value="36.0686400586932" calcext:value-type="float">
            <text:p>36.0686400586932</text:p>
          </table:table-cell>
          <table:table-cell table:formula="of:=180-180*((0.5*([.$E9]+[.G9]))^1.5)/[.G9]^1.5" office:value-type="float" office:value="66.0656488039287" calcext:value-type="float">
            <text:p>66.0656488039287</text:p>
          </table:table-cell>
          <table:table-cell table:formula="of:=180-180*((0.5*([.$E9]+[.H9]))^1.5)/[.H9]^1.5" office:value-type="float" office:value="92.0447437008552" calcext:value-type="float">
            <text:p>92.0447437008552</text:p>
          </table:table-cell>
          <table:table-cell table:formula="of:=180-180*((0.5*([.$E9]+[.I9]))^1.5)/[.I9]^1.5" office:value-type="float" office:value="102.235600136561" calcext:value-type="float">
            <text:p>102.235600136561</text:p>
          </table:table-cell>
          <table:table-cell table:formula="of:=180-180*((0.5*([.$E9]+[.J9]))^1.5)/[.J9]^1.5" office:value-type="float" office:value="105.66586867773" calcext:value-type="float">
            <text:p>105.66586867773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table:number-columns-repeated="2"/>
          <table:table-cell table:formula="of:=[.D3]*[.D2]^2" office:value-type="float" office:value="168750000000" calcext:value-type="float">
            <text:p>168750000000</text:p>
          </table:table-cell>
          <table:table-cell table:formula="of:=[.E3]*[.E2]^2" office:value-type="float" office:value="8171730000000" calcext:value-type="float">
            <text:p>8171730000000</text:p>
          </table:table-cell>
          <table:table-cell table:formula="of:=[.F3]*[.F2]^2" office:value-type="float" office:value="3531600000000" calcext:value-type="float">
            <text:p>3531600000000</text:p>
          </table:table-cell>
          <table:table-cell table:formula="of:=[.G3]*[.G2]^2" office:value-type="float" office:value="301363200000" calcext:value-type="float">
            <text:p>301363200000</text:p>
          </table:table-cell>
          <table:table-cell table:formula="of:=[.H3]*[.H2]^2" office:value-type="float" office:value="21484488600" calcext:value-type="float">
            <text:p>21484488600</text:p>
          </table:table-cell>
          <table:table-cell table:formula="of:=[.I3]*[.I2]^2" office:value-type="float" office:value="282528000000000" calcext:value-type="float">
            <text:p>282528000000000</text:p>
          </table:table-cell>
          <table:table-cell table:formula="of:=[.J3]*[.J2]^2" office:value-type="float" office:value="74410812000" calcext:value-type="float">
            <text:p>74410812000</text:p>
          </table:table-cell>
          <table:table-cell/>
          <table:table-cell office:value-type="string" calcext:value-type="string">
            <text:p>Kerbin</text:p>
          </table:table-cell>
          <table:table-cell table:formula="of:=180-180*((0.5*([.$F9]+[.D9]))^1.5)/[.D9]^1.5" office:value-type="float" office:value="-251.793146190982" calcext:value-type="float">
            <text:p>-251.793146190982</text:p>
          </table:table-cell>
          <table:table-cell table:formula="of:=180-180*((0.5*([.$F9]+[.E9]))^1.5)/[.E9]^1.5" office:value-type="float" office:value="-54.1251024050246" calcext:value-type="float">
            <text:p>-54.1251024050246</text:p>
          </table:table-cell>
          <table:table-cell/>
          <table:table-cell table:formula="of:=180-180*((0.5*([.$F9]+[.G9]))^1.5)/[.G9]^1.5" office:value-type="float" office:value="44.361148758362" calcext:value-type="float">
            <text:p>44.361148758362</text:p>
          </table:table-cell>
          <table:table-cell table:formula="of:=180-180*((0.5*([.$F9]+[.H9]))^1.5)/[.H9]^1.5" office:value-type="float" office:value="82.0562400526152" calcext:value-type="float">
            <text:p>82.0562400526152</text:p>
          </table:table-cell>
          <table:table-cell table:formula="of:=180-180*((0.5*([.$F9]+[.I9]))^1.5)/[.I9]^1.5" office:value-type="float" office:value="96.5789325873179" calcext:value-type="float">
            <text:p>96.5789325873179</text:p>
          </table:table-cell>
          <table:table-cell table:formula="of:=180-180*((0.5*([.$F9]+[.J9]))^1.5)/[.J9]^1.5" office:value-type="float" office:value="101.424054728122" calcext:value-type="float">
            <text:p>101.424054728122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2"/>
          <table:table-cell table:formula="of:=[.D4]/[.$C$2]" office:value-type="float" office:value="2.52846868444711E+021" calcext:value-type="float">
            <text:p>2.52846868444711E+021</text:p>
          </table:table-cell>
          <table:table-cell table:formula="of:=[.E4]/[.$C$2]" office:value-type="float" office:value="1.2244126460893E+023" calcext:value-type="float">
            <text:p>1.2244126460893E+023</text:p>
          </table:table-cell>
          <table:table-cell table:formula="of:=[.F4]/[.$C$2]" office:value-type="float" office:value="5.29157926281091E+022" calcext:value-type="float">
            <text:p>5.29157926281091E+022</text:p>
          </table:table-cell>
          <table:table-cell table:formula="of:=[.G4]/[.$C$2]" office:value-type="float" office:value="4.51548097093198E+021" calcext:value-type="float">
            <text:p>4.51548097093198E+021</text:p>
          </table:table-cell>
          <table:table-cell table:formula="of:=[.H4]/[.$C$2]" office:value-type="float" office:value="3.21913224453102E+020" calcext:value-type="float">
            <text:p>3.21913224453102E+020</text:p>
          </table:table-cell>
          <table:table-cell table:formula="of:=[.I4]/[.$C$2]" office:value-type="float" office:value="4.23326341024873E+024" calcext:value-type="float">
            <text:p>4.23326341024873E+024</text:p>
          </table:table-cell>
          <table:table-cell table:formula="of:=[.J4]/[.$C$2]" office:value-type="float" office:value="1.11493575067426E+021" calcext:value-type="float">
            <text:p>1.11493575067426E+021</text:p>
          </table:table-cell>
          <table:table-cell/>
          <table:table-cell office:value-type="string" calcext:value-type="string">
            <text:p>Duna</text:p>
          </table:table-cell>
          <table:table-cell table:formula="of:=180-180*((0.5*([.$G9]+[.D9]))^1.5)/[.D9]^1.5" office:value-type="float" office:value="-518.316092081974" calcext:value-type="float">
            <text:p>-518.316092081974</text:p>
          </table:table-cell>
          <table:table-cell table:formula="of:=180-180*((0.5*([.$G9]+[.E9]))^1.5)/[.E9]^1.5" office:value-type="float" office:value="-168.678079402443" calcext:value-type="float">
            <text:p>-168.678079402443</text:p>
          </table:table-cell>
          <table:table-cell table:formula="of:=180-180*((0.5*([.$G9]+[.F9]))^1.5)/[.F9]^1.5" office:value-type="float" office:value="-75.1887432219642" calcext:value-type="float">
            <text:p>-75.1887432219642</text:p>
          </table:table-cell>
          <table:table-cell/>
          <table:table-cell table:formula="of:=180-180*((0.5*([.$G9]+[.H9]))^1.5)/[.H9]^1.5" office:value-type="float" office:value="62.2080906656489" calcext:value-type="float">
            <text:p>62.2080906656489</text:p>
          </table:table-cell>
          <table:table-cell table:formula="of:=180-180*((0.5*([.$G9]+[.I9]))^1.5)/[.I9]^1.5" office:value-type="float" office:value="85.5226435870323" calcext:value-type="float">
            <text:p>85.5226435870323</text:p>
          </table:table-cell>
          <table:table-cell table:formula="of:=180-180*((0.5*([.$G9]+[.J9]))^1.5)/[.J9]^1.5" office:value-type="float" office:value="93.1882955783337" calcext:value-type="float">
            <text:p>93.1882955783337</text:p>
          </table:table-cell>
        </table:table-row>
        <table:table-row table:style-name="ro1">
          <table:table-cell office:value-type="string" calcext:value-type="string">
            <text:p>AngularVelocity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ce3"/>
          <table:table-cell/>
          <table:table-cell office:value-type="string" calcext:value-type="string">
            <text:p>Dres</text:p>
          </table:table-cell>
          <table:table-cell table:formula="of:=180-180*((0.5*([.$H9]+[.D9]))^1.5)/[.D9]^1.5" office:value-type="float" office:value="-1469.85912073706" calcext:value-type="float">
            <text:p>-1469.85912073706</text:p>
          </table:table-cell>
          <table:table-cell table:formula="of:=180-180*((0.5*([.$H9]+[.E9]))^1.5)/[.E9]^1.5" office:value-type="float" office:value="-564.512240510583" calcext:value-type="float">
            <text:p>-564.512240510583</text:p>
          </table:table-cell>
          <table:table-cell table:formula="of:=180-180*((0.5*([.$H9]+[.F9]))^1.5)/[.F9]^1.5" office:value-type="float" office:value="-329.676094824516" calcext:value-type="float">
            <text:p>-329.676094824516</text:p>
          </table:table-cell>
          <table:table-cell table:formula="of:=180-180*((0.5*([.$H9]+[.G9]))^1.5)/[.G9]^1.5" office:value-type="float" office:value="-145.80334872517" calcext:value-type="float">
            <text:p>-145.80334872517</text:p>
          </table:table-cell>
          <table:table-cell/>
          <table:table-cell table:formula="of:=180-180*((0.5*([.$H9]+[.I9]))^1.5)/[.I9]^1.5" office:value-type="float" office:value="51.9475764503932" calcext:value-type="float">
            <text:p>51.9475764503932</text:p>
          </table:table-cell>
          <table:table-cell table:formula="of:=180-180*((0.5*([.$H9]+[.J9]))^1.5)/[.J9]^1.5" office:value-type="float" office:value="68.5184099533527" calcext:value-type="float">
            <text:p>68.5184099533527</text:p>
          </table:table-cell>
        </table:table-row>
        <table:table-row table:style-name="ro1">
          <table:table-cell office:value-type="string" calcext:value-type="string">
            <text:p>Sidereal Period (s)</text:p>
          </table:table-cell>
          <table:table-cell table:number-columns-repeated="2"/>
          <table:table-cell table:formula="of:=2*PI()/[.D6]" office:value-type="string" office:string-value="" calcext:value-type="error">
            <text:p>#DIV/0!</text:p>
          </table:table-cell>
          <table:table-cell table:formula="of:=2*PI()/[.E6]" office:value-type="string" office:string-value="" calcext:value-type="error">
            <text:p>#DIV/0!</text:p>
          </table:table-cell>
          <table:table-cell table:formula="of:=2*PI()/[.F6]" office:value-type="string" office:string-value="" calcext:value-type="error">
            <text:p>#DIV/0!</text:p>
          </table:table-cell>
          <table:table-cell table:formula="of:=2*PI()/[.G6]" office:value-type="string" office:string-value="" calcext:value-type="error">
            <text:p>#DIV/0!</text:p>
          </table:table-cell>
          <table:table-cell table:formula="of:=2*PI()/[.H6]" office:value-type="string" office:string-value="" calcext:value-type="error">
            <text:p>#DIV/0!</text:p>
          </table:table-cell>
          <table:table-cell office:value-type="string" calcext:value-type="string">
            <text:p>n/a</text:p>
          </table:table-cell>
          <table:table-cell table:formula="of:=2*PI()/[.J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Jool</text:p>
          </table:table-cell>
          <table:table-cell table:formula="of:=180-180*((0.5*([.$I9]+[.D9]))^1.5)/[.D9]^1.5" office:value-type="float" office:value="-3177.61506761675" calcext:value-type="float">
            <text:p>-3177.61506761675</text:p>
          </table:table-cell>
          <table:table-cell table:formula="of:=180-180*((0.5*([.$I9]+[.E9]))^1.5)/[.E9]^1.5" office:value-type="float" office:value="-1258.48364058511" calcext:value-type="float">
            <text:p>-1258.48364058511</text:p>
          </table:table-cell>
          <table:table-cell table:formula="of:=180-180*((0.5*([.$I9]+[.F9]))^1.5)/[.F9]^1.5" office:value-type="float" office:value="-768.65280131153" calcext:value-type="float">
            <text:p>-768.65280131153</text:p>
          </table:table-cell>
          <table:table-cell table:formula="of:=180-180*((0.5*([.$I9]+[.G9]))^1.5)/[.G9]^1.5" office:value-type="float" office:value="-391.060174327024" calcext:value-type="float">
            <text:p>-391.060174327024</text:p>
          </table:table-cell>
          <table:table-cell table:formula="of:=180-180*((0.5*([.$I9]+[.H9]))^1.5)/[.H9]^1.5" office:value-type="float" office:value="-99.8348895500245" calcext:value-type="float">
            <text:p>-99.8348895500245</text:p>
          </table:table-cell>
          <table:table-cell/>
          <table:table-cell table:formula="of:=180-180*((0.5*([.$I9]+[.J9]))^1.5)/[.J9]^1.5" office:value-type="float" office:value="31.0093984829006" calcext:value-type="float">
            <text:p>31.0093984829006</text:p>
          </table:table-cell>
        </table:table-row>
        <table:table-row table:style-name="ro1">
          <table:table-cell office:value-type="string" calcext:value-type="string">
            <text:p>Sidereal Period (h)</text:p>
          </table:table-cell>
          <table:table-cell table:number-columns-repeated="2"/>
          <table:table-cell table:formula="of:=[.D7]/3600" office:value-type="string" office:string-value="" calcext:value-type="error">
            <text:p>#DIV/0!</text:p>
          </table:table-cell>
          <table:table-cell table:formula="of:=[.E7]/3600" office:value-type="string" office:string-value="" calcext:value-type="error">
            <text:p>#DIV/0!</text:p>
          </table:table-cell>
          <table:table-cell table:formula="of:=[.F7]/3600" office:value-type="string" office:string-value="" calcext:value-type="error">
            <text:p>#DIV/0!</text:p>
          </table:table-cell>
          <table:table-cell table:formula="of:=[.G7]/3600" office:value-type="string" office:string-value="" calcext:value-type="error">
            <text:p>#DIV/0!</text:p>
          </table:table-cell>
          <table:table-cell table:formula="of:=[.H7]/3600" office:value-type="string" office:string-value="" calcext:value-type="error">
            <text:p>#DIV/0!</text:p>
          </table:table-cell>
          <table:table-cell office:value-type="string" calcext:value-type="string">
            <text:p>n/a</text:p>
          </table:table-cell>
          <table:table-cell table:formula="of:=[.J7]/3600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Eeloo</text:p>
          </table:table-cell>
          <table:table-cell table:formula="of:=180-180*((0.5*([.$J9]+[.D9]))^1.5)/[.D9]^1.5" office:value-type="float" office:value="-4729.75351823832" calcext:value-type="float">
            <text:p>-4729.75351823832</text:p>
          </table:table-cell>
          <table:table-cell table:formula="of:=180-180*((0.5*([.$J9]+[.E9]))^1.5)/[.E9]^1.5" office:value-type="float" office:value="-1882.54463639393" calcext:value-type="float">
            <text:p>-1882.54463639393</text:p>
          </table:table-cell>
          <table:table-cell table:formula="of:=180-180*((0.5*([.$J9]+[.F9]))^1.5)/[.F9]^1.5" office:value-type="float" office:value="-1160.33126536195" calcext:value-type="float">
            <text:p>-1160.33126536195</text:p>
          </table:table-cell>
          <table:table-cell table:formula="of:=180-180*((0.5*([.$J9]+[.G9]))^1.5)/[.G9]^1.5" office:value-type="float" office:value="-607.088209906121" calcext:value-type="float">
            <text:p>-607.088209906121</text:p>
          </table:table-cell>
          <table:table-cell table:formula="of:=180-180*((0.5*([.$J9]+[.H9]))^1.5)/[.H9]^1.5" office:value-type="float" office:value="-185.433364104759" calcext:value-type="float">
            <text:p>-185.433364104759</text:p>
          </table:table-cell>
          <table:table-cell table:formula="of:=180-180*((0.5*([.$J9]+[.I9]))^1.5)/[.I9]^1.5" office:value-type="float" office:value="-43.4857602558899" calcext:value-type="float">
            <text:p>-43.4857602558899</text:p>
          </table:table-cell>
          <table:table-cell/>
        </table:table-row>
        <table:table-row table:style-name="ro1">
          <table:table-cell office:value-type="string" calcext:value-type="string">
            <text:p>SMA</text:p>
          </table:table-cell>
          <table:table-cell table:number-columns-repeated="2"/>
          <table:table-cell office:value-type="float" office:value="5263138304" calcext:value-type="float">
            <text:p>5263138304</text:p>
          </table:table-cell>
          <table:table-cell office:value-type="float" office:value="9832684544" calcext:value-type="float">
            <text:p>9832684544</text:p>
          </table:table-cell>
          <table:table-cell office:value-type="float" office:value="13599840256" calcext:value-type="float">
            <text:p>13599840256</text:p>
          </table:table-cell>
          <table:table-cell office:value-type="float" office:value="20726155264" calcext:value-type="float">
            <text:p>20726155264</text:p>
          </table:table-cell>
          <table:table-cell office:value-type="float" office:value="40839348203" calcext:value-type="float">
            <text:p>40839348203</text:p>
          </table:table-cell>
          <table:table-cell office:value-type="float" office:value="68773560320" calcext:value-type="float">
            <text:p>68773560320</text:p>
          </table:table-cell>
          <table:table-cell office:value-type="float" office:value="90118820000" calcext:value-type="float">
            <text:p>9011882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cc</text:p>
          </table:table-cell>
          <table:table-cell table:number-columns-repeated="2"/>
          <table:table-cell table:style-name="ce3" office:value-type="float" office:value="0.2" calcext:value-type="float">
            <text:p>2.00E-01</text:p>
          </table:table-cell>
          <table:table-cell table:style-name="ce3" office:value-type="float" office:value="0.01" calcext:value-type="float">
            <text:p>1.00E-02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c</text:p>
          </table:table-cell>
          <table:table-cell table:number-columns-repeated="2"/>
          <table:table-cell table:style-name="ce3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Argument of Periapsis (radians)</text:p>
          </table:table-cell>
          <table:table-cell table:number-columns-repeated="4"/>
          <table:table-cell table:style-name="ce3"/>
          <table:table-cell table:number-columns-repeated="13"/>
        </table:table-row>
        <table:table-row table:style-name="ro1">
          <table:table-cell office:value-type="string" calcext:value-type="string">
            <text:p>RAAN (radians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ue Anomaly (radians)</text:p>
          </table:table-cell>
          <table:table-cell table:number-columns-repeated="18"/>
        </table:table-row>
        <table:table-row table:style-name="ro1" table:number-rows-repeated="19">
          <table:table-cell table:number-columns-repeated="19"/>
        </table:table-row>
        <table:table-row table:style-name="ro1"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"/>
        </table:table-row>
      </table:table>
      <table:table table:name="KSP Moons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Kerbin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inmus</text:p>
          </table:table-cell>
          <table:table-cell/>
          <table:table-cell office:value-type="string" calcext:value-type="string">
            <text:p>Jool</text:p>
          </table:table-cell>
          <table:table-cell office:value-type="string" calcext:value-type="string">
            <text:p>Laythe</text:p>
          </table:table-cell>
          <table:table-cell office:value-type="string" calcext:value-type="string">
            <text:p>Vall</text:p>
          </table:table-cell>
          <table:table-cell office:value-type="string" calcext:value-type="string">
            <text:p>Tylo</text:p>
          </table:table-cell>
          <table:table-cell office:value-type="string" calcext:value-type="string">
            <text:p>Bop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table:style-name="ce3" office:value-type="float" office:value="12000000" calcext:value-type="float">
            <text:p>1.20E+07</text:p>
          </table:table-cell>
          <table:table-cell table:style-name="ce3" office:value-type="float" office:value="47000000" calcext:value-type="float">
            <text:p>4.70E+07</text:p>
          </table:table-cell>
          <table:table-cell table:number-columns-repeated="2"/>
          <table:table-cell office:value-type="float" office:value="27184000" calcext:value-type="float">
            <text:p>27184000</text:p>
          </table:table-cell>
          <table:table-cell office:value-type="float" office:value="43152000" calcext:value-type="float">
            <text:p>43152000</text:p>
          </table:table-cell>
          <table:table-cell office:value-type="float" office:value="68500000" calcext:value-type="float">
            <text:p>68500000</text:p>
          </table:table-cell>
          <table:table-cell office:value-type="float" office:value="128500000" calcext:value-type="float">
            <text:p>128500000</text:p>
          </table:table-cell>
          <table:table-cell office:value-type="float" office:value="179890000" calcext:value-type="float">
            <text:p>179890000</text:p>
          </table:table-cell>
        </table:table-row>
        <table:table-row table:style-name="ro1">
          <table:table-cell office:value-type="string" calcext:value-type="string">
            <text:p>Ecc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table:style-name="ce3" office:value-type="float" office:value="0" calcext:value-type="float">
            <text:p>0.00E+00</text:p>
          </table:table-cell>
          <table:table-cell office:value-type="float" office:value="0.235" calcext:value-type="float">
            <text:p>0.235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string" calcext:value-type="string">
            <text:p>Inc</text:p>
          </table:table-cell>
          <table:table-cell/>
          <table:table-cell table:style-name="ce3" office:value-type="float" office:value="0" calcext:value-type="float">
            <text:p>0.00E+00</text:p>
          </table:table-cell>
          <table:table-cell table:formula="of:=6*PI()/180" office:value-type="float" office:value="0.10471975511966" calcext:value-type="float">
            <text:p>0.1047197551196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0.025*PI()/180" office:value-type="float" office:value="0.000436332312998582" calcext:value-type="float">
            <text:p>0.000436332312998582</text:p>
          </table:table-cell>
          <table:table-cell table:formula="of:=15*PI()/180" office:value-type="float" office:value="0.261799387799149" calcext:value-type="float">
            <text:p>0.261799387799149</text:p>
          </table:table-cell>
          <table:table-cell table:formula="of:=4.25*PI()/180" office:value-type="float" office:value="0.074176493209759" calcext:value-type="float">
            <text:p>0.074176493209759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style-name="ce3" office:value-type="float" office:value="600000" calcext:value-type="float">
            <text:p>6.00E+05</text:p>
          </table:table-cell>
          <table:table-cell table:number-columns-repeated="3"/>
          <table:table-cell table:style-name="ce3" office:value-type="float" office:value="6000000" calcext:value-type="float">
            <text:p>6.00E+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face Gravity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formula="of:=9.81*0.8" office:value-type="float" office:value="7.848" calcext:value-type="float">
            <text:p>7.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M</text:p>
          </table:table-cell>
          <table:table-cell table:formula="of:=[.B6]*[.B5]^2" office:value-type="float" office:value="3531600000000" calcext:value-type="float">
            <text:p>3531600000000</text:p>
          </table:table-cell>
          <table:table-cell table:number-columns-repeated="3"/>
          <table:table-cell table:formula="of:=[.F6]*[.F5]^2" office:value-type="float" office:value="282528000000000" calcext:value-type="float">
            <text:p>28252800000000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rom\To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inmus</text:p>
          </table:table-cell>
          <table:table-cell/>
          <table:table-cell office:value-type="string" calcext:value-type="string">
            <text:p>From\To</text:p>
          </table:table-cell>
          <table:table-cell office:value-type="string" calcext:value-type="string">
            <text:p>Laythe</text:p>
          </table:table-cell>
          <table:table-cell office:value-type="string" calcext:value-type="string">
            <text:p>Vall</text:p>
          </table:table-cell>
          <table:table-cell office:value-type="string" calcext:value-type="string">
            <text:p>Tylo</text:p>
          </table:table-cell>
          <table:table-cell office:value-type="string" calcext:value-type="string">
            <text:p>Bop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/>
          <table:table-cell table:formula="of:=180-180*((0.5*([.$C$2]+[.D$2]))^1.5)/[.D$2]^1.5" office:value-type="float" office:value="90.492641180854" calcext:value-type="float">
            <text:p>90.492641180854</text:p>
          </table:table-cell>
          <table:table-cell/>
          <table:table-cell office:value-type="string" calcext:value-type="string">
            <text:p>Laythe</text:p>
          </table:table-cell>
          <table:table-cell/>
          <table:table-cell table:formula="of:=180-180*((0.5*([.$G$2]+[.H$2]))^1.5)/[.H$2]^1.5" office:value-type="float" office:value="47.5680976708252" calcext:value-type="float">
            <text:p>47.5680976708252</text:p>
          </table:table-cell>
          <table:table-cell table:formula="of:=180-180*((0.5*([.$G$2]+[.I$2]))^1.5)/[.I$2]^1.5" office:value-type="float" office:value="74.9367967090609" calcext:value-type="float">
            <text:p>74.9367967090609</text:p>
          </table:table-cell>
          <table:table-cell table:formula="of:=180-180*((0.5*([.$G$2]+[.J$2]))^1.5)/[.J$2]^1.5" office:value-type="float" office:value="95.1330113613444" calcext:value-type="float">
            <text:p>95.1330113613444</text:p>
          </table:table-cell>
          <table:table-cell table:formula="of:=180-180*((0.5*([.$G$2]+[.K$2]))^1.5)/[.K$2]^1.5" office:value-type="float" office:value="101.403114297457" calcext:value-type="float">
            <text:p>101.403114297457</text:p>
          </table:table-cell>
        </table:table-row>
        <table:table-row table:style-name="ro1">
          <table:table-cell/>
          <table:table-cell office:value-type="string" calcext:value-type="string">
            <text:p>Minmus</text:p>
          </table:table-cell>
          <table:table-cell table:formula="of:=180-180*((0.5*([.$D$2]+[.C$2]))^1.5)/[.C$2]^1.5" office:value-type="float" office:value="-513.798984757113" calcext:value-type="float">
            <text:p>-513.798984757113</text:p>
          </table:table-cell>
          <table:table-cell table:number-columns-repeated="2"/>
          <table:table-cell office:value-type="string" calcext:value-type="string">
            <text:p>Vall</text:p>
          </table:table-cell>
          <table:table-cell table:formula="of:=180-180*((0.5*([.$H$2]+[.G$2]))^1.5)/[.G$2]^1.5" office:value-type="float" office:value="-84.8646314695512" calcext:value-type="float">
            <text:p>-84.8646314695512</text:p>
          </table:table-cell>
          <table:table-cell/>
          <table:table-cell table:formula="of:=180-180*((0.5*([.$H$2]+[.I$2]))^1.5)/[.I$2]^1.5" office:value-type="float" office:value="47.5684644546817" calcext:value-type="float">
            <text:p>47.5684644546817</text:p>
          </table:table-cell>
          <table:table-cell table:formula="of:=180-180*((0.5*([.$H$2]+[.J$2]))^1.5)/[.J$2]^1.5" office:value-type="float" office:value="81.7469316068731" calcext:value-type="float">
            <text:p>81.7469316068731</text:p>
          </table:table-cell>
          <table:table-cell table:formula="of:=180-180*((0.5*([.$H$2]+[.K$2]))^1.5)/[.K$2]^1.5" office:value-type="float" office:value="92.1388355098257" calcext:value-type="float">
            <text:p>92.13883550982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ylo</text:p>
          </table:table-cell>
          <table:table-cell table:formula="of:=180-180*((0.5*([.$I$2]+[.G$2]))^1.5)/[.G$2]^1.5" office:value-type="float" office:value="-240.258448534576" calcext:value-type="float">
            <text:p>-240.258448534576</text:p>
          </table:table-cell>
          <table:table-cell table:formula="of:=180-180*((0.5*([.$I$2]+[.H$2]))^1.5)/[.H$2]^1.5" office:value-type="float" office:value="-84.8657959487228" calcext:value-type="float">
            <text:p>-84.8657959487228</text:p>
          </table:table-cell>
          <table:table-cell/>
          <table:table-cell table:formula="of:=180-180*((0.5*([.$I$2]+[.J$2]))^1.5)/[.J$2]^1.5" office:value-type="float" office:value="59.1985466278964" calcext:value-type="float">
            <text:p>59.1985466278964</text:p>
          </table:table-cell>
          <table:table-cell table:formula="of:=180-180*((0.5*([.$I$2]+[.K$2]))^1.5)/[.K$2]^1.5" office:value-type="float" office:value="76.7433240369754" calcext:value-type="float">
            <text:p>76.743324036975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op</text:p>
          </table:table-cell>
          <table:table-cell table:formula="of:=180-180*((0.5*([.$J$2]+[.G$2]))^1.5)/[.G$2]^1.5" office:value-type="float" office:value="-692.21477955839" calcext:value-type="float">
            <text:p>-692.21477955839</text:p>
          </table:table-cell>
          <table:table-cell table:formula="of:=180-180*((0.5*([.$J$2]+[.H$2]))^1.5)/[.H$2]^1.5" office:value-type="float" office:value="-324.893081790504" calcext:value-type="float">
            <text:p>-324.893081790504</text:p>
          </table:table-cell>
          <table:table-cell table:formula="of:=180-180*((0.5*([.$J$2]+[.I$2]))^1.5)/[.I$2]^1.5" office:value-type="float" office:value="-130.378045236493" calcext:value-type="float">
            <text:p>-130.378045236493</text:p>
          </table:table-cell>
          <table:table-cell/>
          <table:table-cell table:formula="of:=180-180*((0.5*([.$J$2]+[.K$2]))^1.5)/[.K$2]^1.5" office:value-type="float" office:value="37.1542217944368" calcext:value-type="float">
            <text:p>37.15422179443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l</text:p>
          </table:table-cell>
          <table:table-cell table:formula="of:=180-180*((0.5*([.$K$2]+[.G$2]))^1.5)/[.G$2]^1.5" office:value-type="float" office:value="-1157.96831375817" calcext:value-type="float">
            <text:p>-1157.96831375817</text:p>
          </table:table-cell>
          <table:table-cell table:formula="of:=180-180*((0.5*([.$K$2]+[.H$2]))^1.5)/[.H$2]^1.5" office:value-type="float" office:value="-567.835528606083" calcext:value-type="float">
            <text:p>-567.835528606083</text:p>
          </table:table-cell>
          <table:table-cell table:formula="of:=180-180*((0.5*([.$K$2]+[.I$2]))^1.5)/[.I$2]^1.5" office:value-type="float" office:value="-259.433149409527" calcext:value-type="float">
            <text:p>-259.433149409527</text:p>
          </table:table-cell>
          <table:table-cell table:formula="of:=180-180*((0.5*([.$K$2]+[.J$2]))^1.5)/[.J$2]^1.5" office:value-type="float" office:value="-56.6046363681687" calcext:value-type="float">
            <text:p>-56.60463636816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14:38:55.674171283</meta:creation-date>
    <dc:date>2025-07-15T18:01:34.402631046</dc:date>
    <meta:editing-duration>PT1H57M58S</meta:editing-duration>
    <meta:editing-cycles>4</meta:editing-cycles>
    <meta:generator>LibreOffice/7.3.7.2$Linux_X86_64 LibreOffice_project/30$Build-2</meta:generator>
    <meta:document-statistic meta:table-count="4" meta:cell-count="728" meta:object-count="0"/>
  </office:meta>
</office:document-meta>
</file>